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exte_20_Fylab">
      <style:text-properties fo:font-size="7pt" style:font-size-asian="7pt" style:font-size-complex="7pt"/>
    </style:style>
    <style:style style:name="P20"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1"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2" style:family="paragraph" style:parent-style-name="Texte_20_Fylab">
      <style:paragraph-properties fo:margin-left="0.958cm" fo:margin-right="0cm" fo:text-indent="0cm" style:auto-text-indent="false"/>
    </style:style>
    <style:style style:name="P23" style:family="paragraph" style:parent-style-name="Texte_20_Fylab">
      <style:paragraph-properties fo:margin-left="0.993cm" fo:margin-right="0cm" fo:text-align="start" style:justify-single-word="false" fo:text-indent="0cm" style:auto-text-indent="false"/>
    </style:style>
    <style:style style:name="P24" style:family="paragraph" style:parent-style-name="Texte_20_Fylab">
      <style:paragraph-properties fo:margin-left="0.975cm" fo:margin-right="0cm" fo:text-indent="0cm" style:auto-text-indent="false"/>
    </style:style>
    <style:style style:name="P25"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6" style:family="paragraph" style:parent-style-name="Code">
      <style:text-properties fo:font-size="10pt" style:font-size-asian="10pt" style:font-size-complex="10pt"/>
    </style:style>
    <style:style style:name="P27" style:family="paragraph" style:parent-style-name="Code">
      <style:text-properties fo:font-size="7pt" style:font-size-asian="7pt" style:font-size-complex="7pt"/>
    </style:style>
    <style:style style:name="P28" style:family="paragraph" style:parent-style-name="Code">
      <style:text-properties fo:font-size="6pt" style:font-size-asian="6pt" style:font-size-complex="6pt"/>
    </style:style>
    <style:style style:name="P29" style:family="paragraph" style:parent-style-name="Code">
      <style:text-properties fo:color="#008000" fo:font-size="7pt" style:font-size-asian="7pt" style:font-size-complex="7pt"/>
    </style:style>
    <style:style style:name="P30" style:family="paragraph" style:parent-style-name="Code">
      <style:text-properties fo:color="#008000" fo:font-size="9pt" style:font-size-asian="9pt" style:font-size-complex="9pt"/>
    </style:style>
    <style:style style:name="P31" style:family="paragraph" style:parent-style-name="Code">
      <style:text-properties fo:color="#000000" fo:font-size="7pt" style:font-size-asian="7pt" style:font-size-complex="7pt"/>
    </style:style>
    <style:style style:name="P32" style:family="paragraph" style:parent-style-name="Code">
      <style:text-properties fo:font-size="9pt" style:font-size-asian="9pt" style:font-size-complex="9pt"/>
    </style:style>
    <style:style style:name="P33" style:family="paragraph" style:parent-style-name="Code">
      <style:text-properties fo:font-size="8pt" style:font-size-asian="8pt" style:font-size-complex="8pt"/>
    </style:style>
    <style:style style:name="P34" style:family="paragraph" style:parent-style-name="Code">
      <style:text-properties fo:color="#ff0000" fo:font-size="8pt" style:font-size-asian="8pt" style:font-size-complex="8pt"/>
    </style:style>
    <style:style style:name="P35" style:family="paragraph" style:parent-style-name="Code">
      <style:text-properties fo:color="#ff0000" fo:font-size="7pt" style:font-size-asian="7pt" style:font-size-complex="7pt"/>
    </style:style>
    <style:style style:name="P36" style:family="paragraph" style:parent-style-name="Code">
      <style:text-properties fo:color="#00ae00" fo:font-size="7pt" style:font-size-asian="7pt" style:font-size-complex="7pt"/>
    </style:style>
    <style:style style:name="P37" style:family="paragraph" style:parent-style-name="Code">
      <style:text-properties fo:color="#00ae00" fo:font-size="9pt" style:font-size-asian="9pt" style:font-size-complex="9pt"/>
    </style:style>
    <style:style style:name="P38" style:family="paragraph" style:parent-style-name="Code">
      <style:text-properties fo:color="#00ae00" fo:font-size="10pt" style:font-size-asian="10pt" style:font-size-complex="10pt"/>
    </style:style>
    <style:style style:name="P39" style:family="paragraph" style:parent-style-name="Code">
      <style:paragraph-properties fo:margin-left="0cm" fo:margin-right="0cm" fo:text-indent="0cm" style:auto-text-indent="false"/>
    </style:style>
    <style:style style:name="P40" style:family="paragraph" style:parent-style-name="Table_20_Contents">
      <style:text-properties style:font-name="Courier New" fo:font-size="8pt" style:font-size-asian="8pt" style:font-size-complex="8pt"/>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Texte_20_Fylab" style:list-style-name=""/>
    <style:style style:name="P46" style:family="paragraph" style:parent-style-name="Texte_20_Fylab" style:list-style-name="L1"/>
    <style:style style:name="P47" style:family="paragraph" style:parent-style-name="Texte_20_Fylab" style:list-style-name="L5">
      <style:text-properties fo:font-weight="normal" style:font-weight-asian="normal" style:font-weight-complex="normal"/>
    </style:style>
    <style:style style:name="P48" style:family="paragraph" style:parent-style-name="Texte_20_Fylab" style:list-style-name="L6"/>
    <style:style style:name="P49" style:family="paragraph" style:parent-style-name="Texte_20_Fylab" style:list-style-name="L7"/>
    <style:style style:name="P50" style:family="paragraph" style:parent-style-name="Texte_20_Fylab" style:list-style-name="L8"/>
    <style:style style:name="P51" style:family="paragraph" style:parent-style-name="Texte_20_Fylab" style:list-style-name="L9"/>
    <style:style style:name="P52" style:family="paragraph" style:parent-style-name="Texte_20_Fylab" style:list-style-name="L10"/>
    <style:style style:name="P53" style:family="paragraph" style:parent-style-name="Texte_20_Fylab" style:list-style-name="L11"/>
    <style:style style:name="P54" style:family="paragraph" style:parent-style-name="Texte_20_Fylab" style:list-style-name="L12"/>
    <style:style style:name="P55" style:family="paragraph" style:parent-style-name="Texte_20_Fylab" style:list-style-name="L13"/>
    <style:style style:name="P56" style:family="paragraph" style:parent-style-name="Texte_20_Fylab" style:list-style-name="L14"/>
    <style:style style:name="P57"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8"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9" style:family="paragraph" style:parent-style-name="Texte_20_Fylab" style:list-style-name="L16"/>
    <style:style style:name="P60" style:family="paragraph" style:parent-style-name="Texte_20_Fylab" style:list-style-name="L17"/>
    <style:style style:name="P61" style:family="paragraph" style:parent-style-name="Texte_20_Fylab" style:list-style-name="L18"/>
    <style:style style:name="P62" style:family="paragraph" style:parent-style-name="Texte_20_Fylab" style:list-style-name="L19"/>
    <style:style style:name="P63" style:family="paragraph" style:parent-style-name="Texte_20_Fylab" style:list-style-name="L20"/>
    <style:style style:name="P64" style:family="paragraph" style:parent-style-name="Texte_20_Fylab" style:list-style-name="L21"/>
    <style:style style:name="P65" style:family="paragraph" style:parent-style-name="Texte_20_Fylab" style:list-style-name="L22"/>
    <style:style style:name="P66" style:family="paragraph" style:parent-style-name="Texte_20_Fylab" style:list-style-name="L23"/>
    <style:style style:name="P67" style:family="paragraph" style:parent-style-name="Texte_20_Fylab" style:list-style-name="L24"/>
    <style:style style:name="P68" style:family="paragraph" style:parent-style-name="Texte_20_Fylab" style:list-style-name="L25"/>
    <style:style style:name="P69" style:family="paragraph" style:parent-style-name="Texte_20_Fylab" style:list-style-name="L26"/>
    <style:style style:name="P70" style:family="paragraph" style:parent-style-name="Texte_20_Fylab" style:list-style-name="L27"/>
    <style:style style:name="P71" style:family="paragraph" style:parent-style-name="Texte_20_Fylab" style:list-style-name="L28"/>
    <style:style style:name="P72" style:family="paragraph" style:parent-style-name="Texte_20_Fylab" style:list-style-name="L29"/>
    <style:style style:name="P73" style:family="paragraph" style:parent-style-name="Texte_20_Fylab" style:list-style-name="L30"/>
    <style:style style:name="P74" style:family="paragraph" style:parent-style-name="Garde_20_Fylab" style:master-page-name="First_20_Page">
      <style:paragraph-properties style:page-number="auto"/>
    </style:style>
    <style:style style:name="P75" style:family="paragraph" style:parent-style-name="Titre_20_F1">
      <style:paragraph-properties fo:break-before="page"/>
    </style:style>
    <style:style style:name="P76" style:family="paragraph" style:parent-style-name="Titre_20_F2" style:list-style-name=""/>
    <style:style style:name="P77" style:family="paragraph" style:parent-style-name="Titre_20_F2">
      <style:paragraph-properties fo:break-before="page"/>
    </style:style>
    <style:style style:name="P78" style:family="paragraph" style:parent-style-name="Code" style:list-style-name="L2"/>
    <style:style style:name="P79" style:family="paragraph" style:parent-style-name="Code" style:list-style-name="L3"/>
    <style:style style:name="P80" style:family="paragraph" style:parent-style-name="Code" style:list-style-name="L4"/>
    <style:style style:name="P81" style:family="paragraph" style:parent-style-name="Code">
      <style:text-properties fo:color="#000000" fo:font-size="7pt" style:font-size-asian="7pt" style:font-size-complex="7pt"/>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8000" style:font-name="Courier New"/>
    </style:style>
    <style:style style:name="T13" style:family="text">
      <style:text-properties fo:color="#00ae00"/>
    </style:style>
    <style:style style:name="T14" style:family="text">
      <style:text-properties fo:color="#ff3333"/>
    </style:style>
    <style:style style:name="T15" style:family="text">
      <style:text-properties fo:color="#000000"/>
    </style:style>
    <style:style style:name="T16" style:family="text">
      <style:text-properties style:font-name="Courier New"/>
    </style:style>
    <style:style style:name="T1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0"/>
      <text:p text:style-name="P20"/>
      <text:p text:style-name="P20"/>
      <text:p text:style-name="P20"/>
      <text:p text:style-name="P20"/>
      <text:p text:style-name="P20"/>
      <text:p text:style-name="P20">TICETIME </text:p>
      <text:p text:style-name="P21">S.A.R.L au capital de 3000 Euros – 529592461 RCS Toulouse</text:p>
      <text:p text:style-name="P20">Siège social : Immeuble Stratège <text:s/>Bâtiment A, 31670 Labège</text:p>
      <text:p text:style-name="P20"><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1-L'environnement de développement<text:tab/><text:a xlink:type="simple" xlink:href="#__RefHeading__344_637153518" text:style-name="Internet_20_link" text:visited-style-name="Internet_20_link">5</text:a></text:p>
          <text:p text:style-name="P42">1.1-La plate-forme<text:tab/><text:a xlink:type="simple" xlink:href="#__RefHeading__559_2093073488" text:style-name="Internet_20_link" text:visited-style-name="Internet_20_link">5</text:a></text:p>
          <text:p text:style-name="P43">1.1.1-Les éléments clés<text:tab/><text:a xlink:type="simple" xlink:href="#__RefHeading__1156_2093073488" text:style-name="Internet_20_link" text:visited-style-name="Internet_20_link">5</text:a></text:p>
          <text:p text:style-name="P43">1.1.2-Les plugin Grails externes <text:tab/><text:a xlink:type="simple" xlink:href="#__RefHeading__1158_2093073488" text:style-name="Internet_20_link" text:visited-style-name="Internet_20_link">5</text:a></text:p>
          <text:p text:style-name="P42">1.2-L'organisation du projet<text:tab/><text:a xlink:type="simple" xlink:href="#__RefHeading__561_2093073488" text:style-name="Internet_20_link" text:visited-style-name="Internet_20_link">6</text:a></text:p>
          <text:p text:style-name="P41">2-L'intégration de Liquibase<text:tab/><text:a xlink:type="simple" xlink:href="#__RefHeading__563_2093073488" text:style-name="Internet_20_link" text:visited-style-name="Internet_20_link">7</text:a></text:p>
          <text:p text:style-name="P42">2.1-Le projet eliot-tice-dbmigration<text:tab/><text:a xlink:type="simple" xlink:href="#__RefHeading__565_2093073488" text:style-name="Internet_20_link" text:visited-style-name="Internet_20_link">7</text:a></text:p>
          <text:p text:style-name="P42">2.2-L'intégration de Liquibase avec Grails<text:tab/><text:a xlink:type="simple" xlink:href="#__RefHeading__567_2093073488" text:style-name="Internet_20_link" text:visited-style-name="Internet_20_link">8</text:a></text:p>
          <text:p text:style-name="P43">2.2.1-Le DbMigrationService du plugin eliot-tice-plugin<text:tab/><text:a xlink:type="simple" xlink:href="#__RefHeading__2875_2093073488" text:style-name="Internet_20_link" text:visited-style-name="Internet_20_link">8</text:a></text:p>
          <text:p text:style-name="P43">2.2.2-Configuration du LiquibaseWrapper<text:tab/><text:a xlink:type="simple" xlink:href="#__RefHeading__2877_2093073488" text:style-name="Internet_20_link" text:visited-style-name="Internet_20_link">8</text:a></text:p>
          <text:p text:style-name="P43">2.2.3-Lancement d'une migration <text:tab/><text:a xlink:type="simple" xlink:href="#__RefHeading__2959_2093073488" text:style-name="Internet_20_link" text:visited-style-name="Internet_20_link">9</text:a></text:p>
          <text:p text:style-name="P41">3-Gestion des comptes utilisateurs<text:tab/><text:a xlink:type="simple" xlink:href="#__RefHeading__655_2093073488" text:style-name="Internet_20_link" text:visited-style-name="Internet_20_link">10</text:a></text:p>
          <text:p text:style-name="P42">3.1-Besoin d'une gestion de comptes<text:tab/><text:a xlink:type="simple" xlink:href="#__RefHeading__657_2093073488" text:style-name="Internet_20_link" text:visited-style-name="Internet_20_link">10</text:a></text:p>
          <text:p text:style-name="P42">3.2-API inspirée de l'API de gestion de comptes de Google<text:tab/><text:a xlink:type="simple" xlink:href="#__RefHeading__659_2093073488" text:style-name="Internet_20_link" text:visited-style-name="Internet_20_link">10</text:a></text:p>
          <text:p text:style-name="P42">3.3-Implémentations de l'interface UtilisateurService<text:tab/><text:a xlink:type="simple" xlink:href="#__RefHeading__1908_1232785049" text:style-name="Internet_20_link" text:visited-style-name="Internet_20_link">11</text:a></text:p>
          <text:p text:style-name="P43">3.3.1-Implémentation par défaut<text:tab/><text:a xlink:type="simple" xlink:href="#__RefHeading__1910_1232785049" text:style-name="Internet_20_link" text:visited-style-name="Internet_20_link">11</text:a></text:p>
          <text:p text:style-name="P43">3.3.2-Implémentation pour l'intégration au portail Lilie<text:tab/><text:a xlink:type="simple" xlink:href="#__RefHeading__1912_1232785049" text:style-name="Internet_20_link" text:visited-style-name="Internet_20_link">11</text:a></text:p>
          <text:p text:style-name="P43">3.3.3-Configurer l'implémentation pour l'intégration Lilie<text:tab/><text:a xlink:type="simple" xlink:href="#__RefHeading__1914_1232785049" text:style-name="Internet_20_link" text:visited-style-name="Internet_20_link">11</text:a></text:p>
          <text:p text:style-name="P41">4-La gestion de la sécurité avec Spring Security<text:tab/><text:a xlink:type="simple" xlink:href="#__RefHeading__569_2093073488" text:style-name="Internet_20_link" text:visited-style-name="Internet_20_link">12</text:a></text:p>
          <text:p text:style-name="P42">4.1-Les limites de la gestion de la sécurité dans les applications éliot<text:tab/><text:a xlink:type="simple" xlink:href="#__RefHeading__3322_2093073488" text:style-name="Internet_20_link" text:visited-style-name="Internet_20_link">12</text:a></text:p>
          <text:p text:style-name="P42">4.2-Les principes simplifiés de Spring Security<text:tab/><text:a xlink:type="simple" xlink:href="#__RefHeading__996_1148293674" text:style-name="Internet_20_link" text:visited-style-name="Internet_20_link">12</text:a></text:p>
          <text:p text:style-name="P43">4.2.1-Authentication, UserDetail, GrantedAuthority &amp; SecurityContext<text:tab/><text:a xlink:type="simple" xlink:href="#__RefHeading__1239_774939918" text:style-name="Internet_20_link" text:visited-style-name="Internet_20_link">12</text:a></text:p>
          <text:p text:style-name="P42">4.3-Le plugin Grails Spring Security Core<text:tab/><text:a xlink:type="simple" xlink:href="#__RefHeading__1241_774939918" text:style-name="Internet_20_link" text:visited-style-name="Internet_20_link">13</text:a></text:p>
          <text:p text:style-name="P43">4.3.1-Le script « s2-quickstart »<text:tab/><text:a xlink:type="simple" xlink:href="#__RefHeading__1243_774939918" text:style-name="Internet_20_link" text:visited-style-name="Internet_20_link">13</text:a></text:p>
          <text:p text:style-name="P43">4.3.2-La configuration des URLs à sécuriser<text:tab/><text:a xlink:type="simple" xlink:href="#__RefHeading__1245_774939918" text:style-name="Internet_20_link" text:visited-style-name="Internet_20_link">13</text:a></text:p>
          <text:p text:style-name="P43">4.3.3-Les Helpers classes<text:tab/><text:a xlink:type="simple" xlink:href="#__RefHeading__1871_774939918" text:style-name="Internet_20_link" text:visited-style-name="Internet_20_link">14</text:a></text:p>
          <text:p text:style-name="P43">4.3.4-Les méthodes ajoutées aux contrôleurs<text:tab/><text:a xlink:type="simple" xlink:href="#__RefHeading__1873_774939918" text:style-name="Internet_20_link" text:visited-style-name="Internet_20_link">14</text:a></text:p>
          <text:p text:style-name="P42">4.4-L'intégration dans Éliot<text:tab/><text:a xlink:type="simple" xlink:href="#__RefHeading__573_2093073488" text:style-name="Internet_20_link" text:visited-style-name="Internet_20_link">14</text:a></text:p>
          <text:p text:style-name="P43">4.4.1-Principe généraux<text:tab/><text:a xlink:type="simple" xlink:href="#__RefHeading__1875_774939918" text:style-name="Internet_20_link" text:visited-style-name="Internet_20_link">14</text:a></text:p>
          <text:p text:style-name="P43">4.4.2-Les méthodes ajoutées aux contrôleurs<text:tab/><text:a xlink:type="simple" xlink:href="#__RefHeading__1877_774939918" text:style-name="Internet_20_link" text:visited-style-name="Internet_20_link">15</text:a></text:p>
          <text:p text:style-name="P43">4.4.3-Mise en oeuvre dans eliot-tdbase<text:tab/><text:a xlink:type="simple" xlink:href="#__RefHeading__1879_774939918" text:style-name="Internet_20_link" text:visited-style-name="Internet_20_link">15</text:a></text:p>
          <text:p text:style-name="P42">4.5-L'intégration de CAS dans eliot-tdbase<text:tab/><text:a xlink:type="simple" xlink:href="#__RefHeading__1918_1232785049" text:style-name="Internet_20_link" text:visited-style-name="Internet_20_link">17</text:a></text:p>
          <text:p text:style-name="P43">4.5.1-Activation de CAS<text:tab/><text:a xlink:type="simple" xlink:href="#__RefHeading__1907_1349566040" text:style-name="Internet_20_link" text:visited-style-name="Internet_20_link">17</text:a></text:p>
          <text:p text:style-name="P43">4.5.2-Fonctionnement en environnement autonome<text:tab/><text:a xlink:type="simple" xlink:href="#__RefHeading__1920_1232785049" text:style-name="Internet_20_link" text:visited-style-name="Internet_20_link">17</text:a></text:p>
          <text:p text:style-name="P43">4.5.3-Fonctionnement en environnement Lilie<text:tab/><text:a xlink:type="simple" xlink:href="#__RefHeading__1922_1232785049" text:style-name="Internet_20_link" text:visited-style-name="Internet_20_link">17</text:a></text:p>
          <text:p text:style-name="P42">4.6-L'utilisation du CAS non standard Logica en environnement Lilie<text:tab/><text:a xlink:type="simple" xlink:href="#__RefHeading__2918_614831544" text:style-name="Internet_20_link" text:visited-style-name="Internet_20_link">18</text:a></text:p>
          <text:p text:style-name="P43">4.6.1-Rappel<text:tab/><text:a xlink:type="simple" xlink:href="#__RefHeading__2920_614831544" text:style-name="Internet_20_link" text:visited-style-name="Internet_20_link">18</text:a></text:p>
          <text:p text:style-name="P43">4.6.2-Solution proposée<text:tab/><text:a xlink:type="simple" xlink:href="#__RefHeading__2922_614831544" text:style-name="Internet_20_link" text:visited-style-name="Internet_20_link">18</text:a></text:p>
          <text:p text:style-name="P43">4.6.3-Configurer l'application pour utilisation du CAS <text:s/>non standard<text:tab/><text:a xlink:type="simple" xlink:href="#__RefHeading__2924_614831544" text:style-name="Internet_20_link" text:visited-style-name="Internet_20_link">18</text:a></text:p>
          <text:p text:style-name="P42">4.7-Tester l'environnement Lilie sans CAS<text:tab/><text:a xlink:type="simple" xlink:href="#__RefHeading__1909_1349566040" text:style-name="Internet_20_link" text:visited-style-name="Internet_20_link">18</text:a></text:p>
          <text:p text:style-name="P43">4.7.1-Rappel<text:tab/><text:a xlink:type="simple" xlink:href="#__RefHeading__1911_1349566040" text:style-name="Internet_20_link" text:visited-style-name="Internet_20_link">18</text:a></text:p>
          <text:p text:style-name="P43">4.7.2-Authentification des utilisateurs<text:tab/><text:a xlink:type="simple" xlink:href="#__RefHeading__1913_1349566040" text:style-name="Internet_20_link" text:visited-style-name="Internet_20_link">19</text:a></text:p>
          <text:p text:style-name="P41">5-La gestion des items d'un sujet<text:tab/><text:a xlink:type="simple" xlink:href="#__RefHeading__3419_652393750" text:style-name="Internet_20_link" text:visited-style-name="Internet_20_link">20</text:a></text:p>
          <text:p text:style-name="P42">5.1-Les classes du domaine <text:tab/><text:a xlink:type="simple" xlink:href="#__RefHeading__3421_652393750" text:style-name="Internet_20_link" text:visited-style-name="Internet_20_link">20</text:a></text:p>
          <text:p text:style-name="P42">5.2-La notion de « spécification » <text:tab/><text:a xlink:type="simple" xlink:href="#__RefHeading__3423_652393750" text:style-name="Internet_20_link" text:visited-style-name="Internet_20_link">21</text:a></text:p>
          <text:p text:style-name="P42">5.3-QuestionService et QuestionXXXSpecificationService<text:tab/><text:a xlink:type="simple" xlink:href="#__RefHeading__3425_652393750" text:style-name="Internet_20_link" text:visited-style-name="Internet_20_link">22</text:a></text:p>
          <text:p text:style-name="P42">5.4-ReponseService et ReponseXXXSpecificationService<text:tab/><text:a xlink:type="simple" xlink:href="#__RefHeading__4189_652393750" text:style-name="Internet_20_link" text:visited-style-name="Internet_20_link">23</text:a></text:p>
          <text:p text:style-name="P42">5.5-Les vues associées à un type d'item<text:tab/><text:a xlink:type="simple" xlink:href="#__RefHeading__4191_652393750" text:style-name="Internet_20_link" text:visited-style-name="Internet_20_link">23</text:a></text:p>
          <text:p text:style-name="P42">5.6-Les contrôleurs associés à un type d'item<text:tab/><text:a xlink:type="simple" xlink:href="#__RefHeading__4193_652393750" text:style-name="Internet_20_link" text:visited-style-name="Internet_20_link">24</text:a></text:p>
          <text:p text:style-name="P42">5.7-En synthèse, pour supporter une nouveau type d'item<text:tab/><text:a xlink:type="simple" xlink:href="#__RefHeading__4195_652393750" text:style-name="Internet_20_link" text:visited-style-name="Internet_20_link">24</text:a></text:p>
          <text:p text:style-name="P41">6-Import / Export natif<text:tab/><text:a xlink:type="simple" xlink:href="#__RefHeading__3063_442380534" text:style-name="Internet_20_link" text:visited-style-name="Internet_20_link">25</text:a></text:p>
          <text:p text:style-name="P42">6.1-Description du format<text:tab/><text:a xlink:type="simple" xlink:href="#__RefHeading__3065_442380534" text:style-name="Internet_20_link" text:visited-style-name="Internet_20_link">25</text:a></text:p>
          <text:p text:style-name="P42">6.2-Architecture<text:tab/><text:a xlink:type="simple" xlink:href="#__RefHeading__3067_442380534" text:style-name="Internet_20_link" text:visited-style-name="Internet_20_link">26</text:a></text:p>
          <text:p text:style-name="P43">6.2.1-Description des packages<text:tab/><text:a xlink:type="simple" xlink:href="#__RefHeading__3069_442380534" text:style-name="Internet_20_link" text:visited-style-name="Internet_20_link">26</text:a></text:p>
          <text:p text:style-name="P42"><text:soft-page-break/>6.3-Limites de l'import<text:tab/><text:a xlink:type="simple" xlink:href="#__RefHeading__3071_442380534" text:style-name="Internet_20_link" text:visited-style-name="Internet_20_link">26</text:a></text:p>
          <text:p text:style-name="P41">7-La consommation des Web Services Rest Notes et Textes<text:tab/><text:a xlink:type="simple" xlink:href="#__RefHeading__2867_1477290316" text:style-name="Internet_20_link" text:visited-style-name="Internet_20_link">27</text:a></text:p>
          <text:p text:style-name="P42">7.1-Diagramme de classe<text:tab/><text:a xlink:type="simple" xlink:href="#__RefHeading__2869_1477290316" text:style-name="Internet_20_link" text:visited-style-name="Internet_20_link">27</text:a></text:p>
          <text:p text:style-name="P42">7.2-Configuration des opérations<text:tab/><text:a xlink:type="simple" xlink:href="#__RefHeading__2873_1477290316" text:style-name="Internet_20_link" text:visited-style-name="Internet_20_link">27</text:a></text:p>
          <text:p text:style-name="P42">7.3-Configuration des éléments caractérisant un environnement<text:tab/><text:a xlink:type="simple" xlink:href="#__RefHeading__2875_1477290316" text:style-name="Internet_20_link" text:visited-style-name="Internet_20_link">28</text:a></text:p>
          <text:p text:style-name="P42">7.4-Invocation d'une opération<text:tab/><text:a xlink:type="simple" xlink:href="#__RefHeading__2877_1477290316" text:style-name="Internet_20_link" text:visited-style-name="Internet_20_link">28</text:a></text:p>
          <text:p text:style-name="P41">8-Les actions de maintenance de TDBase<text:tab/><text:a xlink:type="simple" xlink:href="#__RefHeading__3165_1477290316" text:style-name="Internet_20_link" text:visited-style-name="Internet_20_link">29</text:a></text:p>
          <text:p text:style-name="P42">8.1-Périmètre de la maintenance<text:tab/><text:a xlink:type="simple" xlink:href="#__RefHeading__3167_1477290316" text:style-name="Internet_20_link" text:visited-style-name="Internet_20_link">29</text:a></text:p>
          <text:p text:style-name="P42">8.2-Accès à la page de maintenance<text:tab/><text:a xlink:type="simple" xlink:href="#__RefHeading__3169_1477290316" text:style-name="Internet_20_link" text:visited-style-name="Internet_20_link">29</text:a></text:p>
          <text:p text:style-name="P41">9-Autres points techniques clés<text:tab/><text:a xlink:type="simple" xlink:href="#__RefHeading__821_2093073488" text:style-name="Internet_20_link" text:visited-style-name="Internet_20_link">30</text:a></text:p>
          <text:p text:style-name="P42">9.1-La gestion des pièces jointes<text:tab/><text:a xlink:type="simple" xlink:href="#__RefHeading__1924_1232785049" text:style-name="Internet_20_link" text:visited-style-name="Internet_20_link">30</text:a></text:p>
          <text:p text:style-name="P43">9.1.1-Principe général<text:tab/><text:a xlink:type="simple" xlink:href="#__RefHeading__2174_652393750" text:style-name="Internet_20_link" text:visited-style-name="Internet_20_link">30</text:a></text:p>
          <text:p text:style-name="P43">9.1.2-Détail technique<text:tab/><text:a xlink:type="simple" xlink:href="#__RefHeading__2176_652393750" text:style-name="Internet_20_link" text:visited-style-name="Internet_20_link">30</text:a></text:p>
          <text:p text:style-name="P44">9.1.2.1-Recyclage des classes de Jackrabbit<text:tab/><text:a xlink:type="simple" xlink:href="#__RefHeading__2178_652393750" text:style-name="Internet_20_link" text:visited-style-name="Internet_20_link">30</text:a></text:p>
          <text:p text:style-name="P44">9.1.2.2-Attachement, AttachementService et AttachementDataStore<text:tab/><text:a xlink:type="simple" xlink:href="#__RefHeading__2180_652393750" text:style-name="Internet_20_link" text:visited-style-name="Internet_20_link">30</text:a></text:p>
          <text:p text:style-name="P44">9.1.2.3-Configuration Spring<text:tab/><text:a xlink:type="simple" xlink:href="#__RefHeading__2182_652393750" text:style-name="Internet_20_link" text:visited-style-name="Internet_20_link">31</text:a></text:p>
          <text:p text:style-name="P42">9.2-La gestion du fil d'Ariane<text:tab/><text:a xlink:type="simple" xlink:href="#__RefHeading__1921_774939918" text:style-name="Internet_20_link" text:visited-style-name="Internet_20_link">31</text:a></text:p>
          <text:p text:style-name="P43">9.2.1-Principe général<text:tab/><text:a xlink:type="simple" xlink:href="#__RefHeading__2325_652393750" text:style-name="Internet_20_link" text:visited-style-name="Internet_20_link">31</text:a></text:p>
          <text:p text:style-name="P43">9.2.2-Détail technique<text:tab/><text:a xlink:type="simple" xlink:href="#__RefHeading__2327_652393750" text:style-name="Internet_20_link" text:visited-style-name="Internet_20_link">31</text:a></text:p>
          <text:p text:style-name="P44">9.2.2.1-BreadcrumpsService et Breadcrumps <text:tab/><text:a xlink:type="simple" xlink:href="#__RefHeading__2329_652393750" text:style-name="Internet_20_link" text:visited-style-name="Internet_20_link">31</text:a></text:p>
          <text:p text:style-name="P44">9.2.2.2-Le template _breadcrumps.gsp<text:tab/><text:a xlink:type="simple" xlink:href="#__RefHeading__2571_652393750" text:style-name="Internet_20_link" text:visited-style-name="Internet_20_link">32</text:a></text:p>
          <text:p text:style-name="P44">9.2.2.3-Exemples d'utilisation<text:tab/><text:a xlink:type="simple" xlink:href="#__RefHeading__2573_652393750" text:style-name="Internet_20_link" text:visited-style-name="Internet_20_link">32</text:a></text:p>
          <text:p text:style-name="P42">9.3-L'intégration du resources plugin<text:tab/><text:a xlink:type="simple" xlink:href="#__RefHeading__2755_652393750" text:style-name="Internet_20_link" text:visited-style-name="Internet_20_link">33</text:a></text:p>
          <text:p text:style-name="P42">9.4-La gestion du code porteur<text:tab/><text:a xlink:type="simple" xlink:href="#__RefHeading__3079_1477290316" text:style-name="Internet_20_link" text:visited-style-name="Internet_20_link">33</text:a></text:p>
          <text:p text:style-name="P43">9.4.1-Exemple de configuration<text:tab/><text:a xlink:type="simple" xlink:href="#__RefHeading__3081_1477290316" text:style-name="Internet_20_link" text:visited-style-name="Internet_20_link">33</text:a></text:p>
          <text:p text:style-name="P43">9.4.2-Exemple d'utilisation<text:tab/><text:a xlink:type="simple" xlink:href="#__RefHeading__3083_1477290316" text:style-name="Internet_20_link" text:visited-style-name="Internet_20_link">34</text:a></text:p>
          <text:p text:style-name="P41">10-Configurer eliot-tdbase<text:tab/><text:a xlink:type="simple" xlink:href="#__RefHeading__1617_1145334869" text:style-name="Internet_20_link" text:visited-style-name="Internet_20_link">35</text:a></text:p>
          <text:p text:style-name="P42">10.1-Les fichiers Config.groovy et DataSource.groovy<text:tab/><text:a xlink:type="simple" xlink:href="#__RefHeading__1619_1145334869" text:style-name="Internet_20_link" text:visited-style-name="Internet_20_link">35</text:a></text:p>
          <text:p text:style-name="P42">10.2-Modèle type de fichier de configuration<text:tab/><text:a xlink:type="simple" xlink:href="#__RefHeading__1621_1145334869" text:style-name="Internet_20_link" text:visited-style-name="Internet_20_link">36</text:a></text:p>
        </text:index-body>
      </text:table-of-content>
      <text:p text:style-name="Texte_20_Fylab"/>
      <text:h text:style-name="P75"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45"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45" text:outline-level="2"/>
      <text:h text:style-name="P77"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2">permet de construire le projet et de packager dans un jar les changelogs</text:p>
      <text:p text:style-name="P10">uploadArchives</text:p>
      <text:p text:style-name="P23">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4">dépend de la tâche <text:span text:style-name="T2">build</text:span>, permet d 'exécuter Liquibase sur la base de l'environnement spécifier en paramètre de lancement.</text:p>
      <text:p text:style-name="P24">Par défaut, l'environnement d'exécution est l'environnement de développement.</text:p>
      <text:p text:style-name="P24">Pour spécifier un environnement particulier, il faut lancer le script avec la propriété « environnement » renseignée :</text:p>
      <text:p text:style-name="P25">gradle -Penvironment=test update</text:p>
      <text:p text:style-name="P24">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6">// beans pour la migration des données</text:p>
      <text:p text:style-name="P26"><text:s text:c="2"/>liquibase(LiquibaseWrapper) {</text:p>
      <text:p text:style-name="P26"><text:s text:c="4"/>dataSource = ref("dataSource")</text:p>
      <text:p text:style-name="P26"><text:s text:c="4"/>changeLog = "classpath:migrations/changelog.xml"</text:p>
      <text:p text:style-name="P26"><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8177955843166886209" text:style-name="L1">
        <text:list-item>
          <text:p text:style-name="P46">la fourniture d'une classe de domaine <text:a xlink:type="simple" xlink:href="https://github.com/ticetime/eliot-tdbase/blob/master/eliot-tice-plugin/grails-app/domain/org/lilie/services/eliot/tice/securite/CompteUtilisateur.groovy">CompteUtilisateur</text:a>,</text:p>
        </text:list-item>
        <text:list-item>
          <text:p text:style-name="P46">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46">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1828553455077815556" text:style-name="L2">
        <text:list-item>
          <text:p text:style-name="P78">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4207356173437398866" text:style-name="L3">
        <text:list-item>
          <text:p text:style-name="P79">Utilisateur findUtilisateur(String loginOrLoginAlias)</text:p>
        </text:list-item>
        <text:list-item>
          <text:p text:style-name="P79">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9213214280932483151" text:style-name="L4">
        <text:list-item>
          <text:p text:style-name="P80">void setAliasLogin(String login, String loginAlias)</text:p>
        </text:list-item>
        <text:list-item>
          <text:p text:style-name="P80">Utilisateur desactiveUtilisateur(String login)</text:p>
        </text:list-item>
        <text:list-item>
          <text:p text:style-name="P80">Utilisateur reactiveUtilisateur(String login)</text:p>
        </text:list-item>
        <text:list-item>
          <text:p text:style-name="P80">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8924479942632152768" text:style-name="L5">
        <text:list-item>
          <text:p text:style-name="P47">Le système vérifie que le password correspond bien au login</text:p>
        </text:list-item>
        <text:list-item>
          <text:p text:style-name="P47">Les informations sur l'utilisateur sont récupérées (information du compte utilisateur, rôles,...)</text:p>
        </text:list-item>
        <text:list-item>
          <text:p text:style-name="P47">Un SecurityContext est établi pour l'utilisateur</text:p>
        </text:list-item>
        <text:list-item>
          <text:p text:style-name="P47">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5250059788124466294" text:style-name="L6">
        <text:list-item>
          <text:p text:style-name="P48"><text:span text:style-name="Source_20_Text"><text:span text:style-name="T6">grails-app/controllers/LoginController.groovy</text:span></text:span></text:p>
        </text:list-item>
        <text:list-item>
          <text:p text:style-name="P48"><text:span text:style-name="Source_20_Text"><text:span text:style-name="T6">grails-app/controllers/LogoutController.groovy</text:span></text:span></text:p>
        </text:list-item>
        <text:list-item>
          <text:p text:style-name="P48"><text:span text:style-name="Source_20_Text"><text:span text:style-name="T6">grails-app/views/auth.gsp</text:span></text:span></text:p>
        </text:list-item>
        <text:list-item>
          <text:p text:style-name="P48"><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667992124005821862" text:style-name="L7">
        <text:list-item>
          <text:p text:style-name="P49"><text:span text:style-name="Source_20_Text"><text:span text:style-name="T6">utilisation d'annotations sur les classes et <text:s/>actions de contrôleurs</text:span></text:span></text:p>
        </text:list-item>
        <text:list-item>
          <text:p text:style-name="P49"><text:span text:style-name="Source_20_Text"><text:span text:style-name="T6">utilisation d'un mapping « statique » dans le fichier de configuration</text:span></text:span></text:p>
        </text:list-item>
        <text:list-item>
          <text:p text:style-name="P49"><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32">import grails.plugins.springsecurity.Secured</text:p>
      <text:p text:style-name="P32">class SecureAnnotatedController {</text:p>
      <text:p text:style-name="P32"><text:s text:c="3"/>@Secured(['ROLE_ADMIN'])</text:p>
      <text:p text:style-name="P32"><text:s text:c="3"/>def index = {</text:p>
      <text:p text:style-name="P32"><text:s text:c="6"/>render 'you have ROLE_ADMIN'</text:p>
      <text:p text:style-name="P32"><text:s text:c="3"/>}</text:p>
      <text:p text:style-name="P32"><text:s text:c="3"/>@Secured(['ROLE_ADMIN', 'ROLE_SUPERUSER'])</text:p>
      <text:p text:style-name="P32"><text:s text:c="3"/>def adminEither = {</text:p>
      <text:p text:style-name="P32"><text:s text:c="6"/>render 'you have ROLE_ADMIN or SUPERUSER'</text:p>
      <text:p text:style-name="P32"><text:s text:c="3"/>}</text:p>
      <text:p text:style-name="P32"><text:s text:c="3"/>def anybody = {</text:p>
      <text:p text:style-name="P32"><text:s text:c="6"/>render 'anyone can see this'</text:p>
      <text:p text:style-name="P32"><text:s text:c="3"/>}</text:p>
      <text:p text:style-name="P32">}</text:p>
      <text:p text:style-name="Code"/>
      <text:p text:style-name="Texte_20_Fylab"/>
      <text:p text:style-name="Texte_20_Fylab"/>
      <text:p text:style-name="Texte_20_Fylab"><text:soft-page-break/>Exemple d'utilisation d'un mapping dans le fichier de Config.groovy</text:p>
      <text:p text:style-name="P32">grails.plugins.springsecurity.interceptUrlMap = [</text:p>
      <text:p text:style-name="P32"><text:s text:c="3"/>'/secure/**': <text:s text:c="3"/>['ROLE_ADMIN'],</text:p>
      <text:p text:style-name="P32"><text:s text:c="3"/>'/finance/**': <text:s text:c="2"/>['ROLE_FINANCE', 'IS_AUTHENTICATED_FULLY'],</text:p>
      <text:p text:style-name="P32"><text:s text:c="3"/>'/js/**': <text:s text:c="7"/>['IS_AUTHENTICATED_ANONYMOUSLY'],</text:p>
      <text:p text:style-name="P32"><text:s text:c="3"/>'/css/**': <text:s text:c="6"/>['IS_AUTHENTICATED_ANONYMOUSLY'],</text:p>
      <text:p text:style-name="P32"><text:s text:c="3"/>'/images/**': <text:s text:c="3"/>['IS_AUTHENTICATED_ANONYMOUSLY'],</text:p>
      <text:p text:style-name="P32"><text:s text:c="3"/>'/*': <text:s text:c="11"/>['IS_AUTHENTICATED_ANONYMOUSLY'],</text:p>
      <text:p text:style-name="P32"><text:s text:c="3"/>'/login/**': <text:s text:c="4"/>['IS_AUTHENTICATED_ANONYMOUSLY'],</text:p>
      <text:p text:style-name="P32"><text:s text:c="3"/>'/logout/**': <text:s text:c="3"/>['IS_AUTHENTICATED_ANONYMOUSLY']</text:p>
      <text:p text:style-name="P32">]</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8589018682472314522" text:style-name="L8">
        <text:list-item>
          <text:p text:style-name="P50">la SecurityTagLib : un ensemble de tag pour introduire de la gestion de sécurité directement au niveau des GSP</text:p>
        </text:list-item>
        <text:list-item>
          <text:p text:style-name="P50">le SpringSecurityService : un service Grails proposant l'accès à des objets clés du dispositif de gestion de la sécurité ; les méthodes clés sont : isLoggedIn(), getPrincipal(), getCurrentUser(),...</text:p>
        </text:list-item>
        <text:list-item>
          <text:p text:style-name="P50">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6066675659922522688" text:style-name="L9">
        <text:list-item>
          <text:p text:style-name="P51"><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51"><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8850812837718405509" text:style-name="L10">
        <text:list-item>
          <text:p text:style-name="P52">le service UtilisateurService présenté dans le paragraphe 3</text:p>
        </text:list-item>
        <text:list-item>
          <text:p text:style-name="P52">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6">List&lt;GrantedAuthority&gt; findRolesForUtilisateur(Utilisateur utilisateur)</text:p>
      <text:p text:style-name="P26"/>
      <text:p text:style-name="Texte_20_Fylab">Il existe, comme pour UtilisateurService deux implémentations de RoleUtilisateurService :</text:p>
      <text:list xml:id="list453219971058468971" text:style-name="L11">
        <text:list-item>
          <text:p text:style-name="P53"><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53"><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3163561371645510185" text:style-name="L12">
        <text:list-item>
          <text:p text:style-name="P54">getAuthenticatedPersonne() : permet de récupérer l'objet Personne correspondant à l'utilisateur courant,</text:p>
        </text:list-item>
        <text:list-item>
          <text:p text:style-name="P54">getAuthenticatedCompteUtilisateur() : permet de récupérer l'objet CompteUtilisateur correspondant à l'utilisateur courant (renvoie null dans les environnement Lilie).</text:p>
        </text:list-item>
        <text:list-item>
          <text:p text:style-name="P54">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2">demo {</text:p>
      <text:p text:style-name="P32"><text:s text:c="4"/>grails.plugins.springsecurity.interceptUrlMap = [</text:p>
      <text:p text:style-name="P32"><text:s text:c="12"/>'/': [</text:p>
      <text:p text:style-name="P32"><text:s text:c="20"/>'IS_AUTHENTICATED_FULLY'</text:p>
      <text:p text:style-name="P32"><text:s text:c="12"/>],</text:p>
      <text:p text:style-name="P32"><text:s text:c="12"/>'/sujet/**': [</text:p>
      <text:p text:style-name="P32"><text:s text:c="20"/>"${FonctionEnum.ENS.toRole()}",</text:p>
      <text:p text:style-name="P32"><text:s text:c="20"/>"${FonctionEnum.DOC.toRole()}",</text:p>
      <text:p text:style-name="P32"><text:s text:c="20"/>"${FonctionEnum.CTR.toRole()}",</text:p>
      <text:p text:style-name="P32"><text:s text:c="20"/>"${FonctionEnum.DIR.toRole()}",</text:p>
      <text:p text:style-name="P32"><text:s text:c="20"/>'IS_AUTHENTICATED_FULLY'</text:p>
      <text:p text:style-name="P32"><text:s text:c="12"/>],</text:p>
      <text:p text:style-name="P32"><text:s text:c="12"/>'/question/**': [</text:p>
      <text:p text:style-name="P32"><text:s text:c="20"/>"${FonctionEnum.ENS.toRole()}",</text:p>
      <text:p text:style-name="P32"><text:s text:c="20"/>"${FonctionEnum.DOC.toRole()}",</text:p>
      <text:p text:style-name="P32"><text:s text:c="20"/>"${FonctionEnum.CTR.toRole()}",</text:p>
      <text:p text:style-name="P32"><text:s text:c="20"/>"${FonctionEnum.DIR.toRole()}",</text:p>
      <text:p text:style-name="P32"><text:s text:c="20"/>'IS_AUTHENTICATED_FULLY'</text:p>
      <text:p text:style-name="P32"><text:s text:c="12"/>],</text:p>
      <text:p text:style-name="P32"><text:s text:c="12"/>...</text:p>
      <text:p text:style-name="P32"><text:s text:c="4"/>]</text:p>
      <text:p text:style-name="P32"><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0">/**</text:p>
      <text:p text:style-name="P30"><text:s/>* Action ajoute séance</text:p>
      <text:p text:style-name="P30"><text:s/>*/</text:p>
      <text:p text:style-name="P32"><text:s text:c="2"/>def ajouteSeance() {</text:p>
      <text:p text:style-name="P32"><text:s text:c="4"/>breadcrumpsService.manageBreadcrumps(</text:p>
      <text:p text:style-name="P32"><text:tab/><text:tab/>params, message(code: "sujet.ajouteseance.titre"))</text:p>
      <text:p text:style-name="P32"><text:s text:c="4"/><text:span text:style-name="T7">Personne personne = authenticatedPersonne</text:span></text:p>
      <text:p text:style-name="P32"><text:s text:c="4"/>Sujet sujet = Sujet.get(params.id)</text:p>
      <text:p text:style-name="P32"><text:s text:c="4"/>def modaliteActivite = new ModaliteActivite(enseignant: personne,</text:p>
      <text:p text:style-name="P32"><text:s text:c="48"/>sujet: sujet)</text:p>
      <text:p text:style-name="P32"><text:s text:c="4"/>def proprietesScolarite = profilScolariteService.findProprietesScolariteWithStructureForPersonne(</text:p>
      <text:p text:style-name="P32"><text:s text:c="12"/>personne)</text:p>
      <text:p text:style-name="P32"><text:s text:c="4"/>render(view: '/seance/edite', model: [</text:p>
      <text:p text:style-name="P32"><text:s text:c="12"/>liens: breadcrumpsService.liens,</text:p>
      <text:p text:style-name="P32"><text:s text:c="12"/>lienRetour: breadcrumpsService.lienRetour(),</text:p>
      <text:p text:style-name="P32"><text:s text:c="12"/>modaliteActivite: modaliteActivite,</text:p>
      <text:p text:style-name="P32"><text:s text:c="12"/>proprietesScolarite: proprietesScolarite</text:p>
      <text:p text:style-name="P32"><text:s text:c="4"/>])</text:p>
      <text:p text:style-name="P32"><text:s text:c="2"/>}</text:p>
      <text:p text:style-name="P28"/>
      <text:h text:style-name="P76" text:outline-level="2"/>
      <text:h text:style-name="P77" text:outline-level="2"><text:bookmark-start text:name="__RefHeading__1918_1232785049"/>L'intégration de CAS dans eliot-tdbase<text:bookmark-end text:name="__RefHeading__1918_1232785049"/></text:h>
      <text:p text:style-name="P16">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2902926804874155843" text:style-name="L13">
        <text:list-item>
          <text:p text:style-name="P55">dans le fichier Config.groovy dans l'environnement nommé « testlilie »</text:p>
        </text:list-item>
      </text:list>
      <text:p text:style-name="P28"><text:s text:c="4"/>grails.plugins.springsecurity.cas.active = true</text:p>
      <text:p text:style-name="P28"><text:s text:c="4"/>grails.plugins.springsecurity.cas.loginUri = '/login'</text:p>
      <text:p text:style-name="P28"><text:s text:c="4"/>grails.plugins.springsecurity.cas.serviceUrl = "http://localhost:8080/${appName}/j_spring_cas_security_check"</text:p>
      <text:p text:style-name="P28"><text:s text:c="4"/>grails.plugins.springsecurity.cas.serverUrlPrefix = 'http://localhost:8181/cas-server-webapp-3.4.11'</text:p>
      <text:p text:style-name="P28"><text:s text:c="4"/>grails.plugins.springsecurity.cas.proxyCallbackUrl = "http://localhost:8080/${appName}/secure/receptor"</text:p>
      <text:p text:style-name="P28"><text:s text:c="4"/>grails.plugins.springsecurity.cas.proxyReceptorUrl = '/secure/receptor'</text:p>
      <text:p text:style-name="P28"/>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2578212529144937473" text:style-name="L14">
        <text:list-item>
          <text:p text:style-name="P56">Pour Sylvie Chazal, le netID attendu est : UT<text:span text:style-name="T8">110000000000004027</text:span></text:p>
        </text:list-item>
        <text:list-item>
          <text:p text:style-name="P57">Pour Sylvie Chazal , connectée en admin local : <text:s/>AL110000000000004027</text:p>
        </text:list-item>
        <text:list-item>
          <text:p text:style-name="P57">Pour Sylvie Chazal , connectée en correspondant déploiement: <text:s/>AL110000000000004027</text:p>
        </text:list-item>
      </text:list>
      <text:p text:style-name="P13"/>
      <text:p text:style-name="P13">Les rôles associés à l'utilisateur (fournis par DefaultLilieUtilisateurService) sont tirés :</text:p>
      <text:list xml:id="list4023638523223937978" text:style-name="L15">
        <text:list-item>
          <text:p text:style-name="P58">des fonctions de la personne concernée</text:p>
        </text:list-item>
        <text:list-item>
          <text:p text:style-name="P58">du préfixe (AL ou CD rajoute respectivement les rôle administrateur local ou correspondant déploiement)</text:p>
        </text:list-item>
        <text:list-item>
          <text:p text:style-name="P58">de la valeur « estActive » de l'objet Autorite : si l'utilisateur est marque « estActive » il lui est associé un rôle « EN_ACTIVITE » permettant de gérer les restrictions quand un utilisateur n'est plus actif.</text:p>
        </text:list-item>
      </text:list>
      <text:p text:style-name="P13"><text:soft-page-break/><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4225995380312866412" text:style-name="L16">
        <text:list-item>
          <text:p text:style-name="P59">est non standard</text:p>
        </text:list-item>
        <text:list-item>
          <text:p text:style-name="P59">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38">// désactivation du plugin cas standard</text:p>
      <text:p text:style-name="P26">grails.plugins.springsecurity.cas.active = false</text:p>
      <text:p text:style-name="P38">// activation de l'environnement Lilie pour la gestion des comptes</text:p>
      <text:p text:style-name="P26">eliot.portail.lilie = true</text:p>
      <text:p text:style-name="P38">// activation du filtre pour utilisation du CAS non standard</text:p>
      <text:p text:style-name="P26">eliot.portail.lilieCasActive = true</text:p>
      <text:p text:style-name="P38">// flag indiquant si il faut poursuivre ou non le traitement de la requête</text:p>
      <text:p text:style-name="P38">// si il n'y a pas les informations fournies par le CAS non standard</text:p>
      <text:p text:style-name="P26">eliot.portail.continueAfterUnsuccessfullCasLilieAuthentication = false</text:p>
      <text:p text:style-name="Texte_20_Fylab"><text:s/></text:p>
      <text:p text:style-name="P17"><text:span text:style-name="T14">Attention pour TD Base version inférieure à la 2.1 </text:span>: <text:span text:style-name="T15">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text:soft-page-break/></text:p>
      <text:p text:style-name="Texte_20_Fylab">Il est possible <text:span text:style-name="T4">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696395077" text:continue-list="list2578212529144937473" text:style-name="L14">
        <text:list-item>
          <text:p text:style-name="P56">Pour Sylvie Chazal, le login attendu est : UT<text:span text:style-name="T8">110000000000004027</text:span></text:p>
        </text:list-item>
        <text:list-item>
          <text:p text:style-name="P57">Pour Sylvie Chazal , connectée en admin local : <text:s/>AL110000000000004027</text:p>
        </text:list-item>
        <text:list-item>
          <text:p text:style-name="P57">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2">{</text:p>
      <text:p text:style-name="P32"><text:s text:c="4"/>"questionTypeCode": "MultipleChoice",</text:p>
      <text:p text:style-name="P32"><text:s text:c="4"/>"libelle": "QCM 1",</text:p>
      <text:p text:style-name="P32"><text:s text:c="4"/>"correction": "Pas la 2 ni la 3",</text:p>
      <text:p text:style-name="P32"><text:s text:c="4"/>"reponses": [{</text:p>
      <text:p text:style-name="P32"><text:s text:c="8"/>"libelleReponse": "reponse 1",</text:p>
      <text:p text:style-name="P32"><text:s text:c="8"/>"estUneBonneReponse": true,</text:p>
      <text:p text:style-name="P32"><text:s text:c="8"/>"id": "1"</text:p>
      <text:p text:style-name="P32"><text:s text:c="4"/>},</text:p>
      <text:p text:style-name="P32"><text:s text:c="4"/>{</text:p>
      <text:p text:style-name="P32"><text:s text:c="8"/>"libelleReponse": "reponse 2",</text:p>
      <text:p text:style-name="P32"><text:s text:c="8"/>"estUneBonneReponse": false,</text:p>
      <text:p text:style-name="P32"><text:s text:c="8"/>"id": "2"</text:p>
      <text:p text:style-name="P32"><text:s text:c="4"/>},</text:p>
      <text:p text:style-name="P32"><text:s text:c="4"/>{</text:p>
      <text:p text:style-name="P32"><text:s text:c="8"/>"libelleReponse": "reponse 3",</text:p>
      <text:p text:style-name="P32"><text:s text:c="8"/>"estUneBonneReponse": true,</text:p>
      <text:p text:style-name="P32"><text:s text:c="8"/>"id": "3"</text:p>
      <text:p text:style-name="P32"><text:s text:c="4"/>},</text:p>
      <text:p text:style-name="P32"><text:s text:c="4"/>{</text:p>
      <text:p text:style-name="P32"><text:s text:c="8"/>"libelleReponse": "reponse 4",</text:p>
      <text:p text:style-name="P32"><text:s text:c="8"/>"estUneBonneReponse": false,</text:p>
      <text:p text:style-name="P32"><text:s text:c="8"/>"id": "4"</text:p>
      <text:p text:style-name="P32"><text:s text:c="4"/>}],</text:p>
      <text:p text:style-name="P32"><text:s text:c="4"/>"shuffled": true</text:p>
      <text:p text:style-name="P32">}</text:p>
      <text:p text:style-name="Code"/>
      <text:p text:style-name="Texte_20_Fylab">Ci dessous un exemple de spécification pour une réponse à la question décrite ci-dessus.</text:p>
      <text:p text:style-name="P32">{</text:p>
      <text:p text:style-name="P32"><text:s text:c="4"/>"questionTypeCode": "MultipleChoice",</text:p>
      <text:p text:style-name="P32"><text:s text:c="4"/>"indexReponses": ["1", "2", "3", "4"],</text:p>
      <text:p text:style-name="P32"><text:s text:c="4"/>"indexReponsesCoches": [null, "2", null, "3"],</text:p>
      <text:p text:style-name="P32"><text:s text:c="4"/>"indexReponsesCorrects": ["1", "3"]</text:p>
      <text:p text:style-name="P32">}</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7">class QuestionService implements ApplicationContextAware {</text:p>
      <text:p text:style-name="P27"/>
      <text:p text:style-name="P27"><text:s text:c="2"/>static transactional = false</text:p>
      <text:p text:style-name="P27"><text:s text:c="2"/>ApplicationContext applicationContext</text:p>
      <text:p text:style-name="P27"/>
      <text:p text:style-name="P27"><text:s text:c="2"/>...</text:p>
      <text:p text:style-name="P27"/>
      <text:p text:style-name="P27"><text:s text:c="2"/><text:span text:style-name="T11">/**</text:span></text:p>
      <text:p text:style-name="P29"><text:s text:c="3"/>* Récupère le service de gestion de spécification de question correspondant</text:p>
      <text:p text:style-name="P29"><text:s text:c="3"/>* au type de question passé en paramètre</text:p>
      <text:p text:style-name="P29"><text:s text:c="3"/>* @param questionType le type de question</text:p>
      <text:p text:style-name="P29"><text:s text:c="3"/>* @return le service ad-hoc pour le type de question</text:p>
      <text:p text:style-name="P29"><text:s text:c="3"/>*/</text:p>
      <text:p text:style-name="P27"><text:s text:c="2"/><text:span text:style-name="T7">QuestionSpecificationService questionSpecificationServiceForQuestionType(QuestionType questionType) {</text:span></text:p>
      <text:p text:style-name="P35"><text:s text:c="4"/>return applicationContext.getBean("question${questionType.code}SpecificationService")</text:p>
      <text:p text:style-name="P35"><text:s text:c="2"/>}</text:p>
      <text:p text:style-name="P27"/>
      <text:p text:style-name="P27"><text:s text:c="2"/><text:span text:style-name="T11">/**</text:span></text:p>
      <text:p text:style-name="P29"><text:s text:c="3"/>* Créé une question</text:p>
      <text:p text:style-name="P29"><text:s text:c="3"/>* @param proprietes les propriétés hors specification</text:p>
      <text:p text:style-name="P29"><text:s text:c="3"/>* @param specificationObject l'objet specification</text:p>
      <text:p text:style-name="P29"><text:s text:c="3"/>* @param proprietaire le proprietaire</text:p>
      <text:p text:style-name="P29"><text:s text:c="3"/>* @return la question créée</text:p>
      <text:p text:style-name="P29"><text:s text:c="3"/>*/</text:p>
      <text:p text:style-name="P27"><text:s text:c="2"/>@Transactional</text:p>
      <text:p text:style-name="P27"><text:s text:c="2"/>Question createQuestion(Map proprietes, def specificationObject, Personne proprietaire) {</text:p>
      <text:p text:style-name="P27"><text:s text:c="4"/>Question question = new Question(proprietaire: proprietaire,</text:p>
      <text:p text:style-name="P27"><text:s text:c="34"/>titreNormalise: StringUtils.normalise(proprietes.titre),</text:p>
      <text:p text:style-name="P27"><text:s text:c="34"/>publie: false,</text:p>
      <text:p text:style-name="P27"><text:s text:c="34"/>versionQuestion: 1,</text:p>
      <text:p text:style-name="P27"><text:s text:c="34"/>copyrightsType: CopyrightsTypeEnum.TousDroitsReserves.copyrightsType,</text:p>
      <text:p text:style-name="P27"><text:s text:c="34"/>specification: "{}")</text:p>
      <text:p text:style-name="P27"/>
      <text:p text:style-name="P27"><text:s text:c="4"/>question.properties = proprietes</text:p>
      <text:p text:style-name="P27"><text:s text:c="4"/>question.save(flush: true)</text:p>
      <text:p text:style-name="P27"/>
      <text:p text:style-name="P27"><text:s text:c="4"/>// mise à jour attachement</text:p>
      <text:p text:style-name="P27"><text:s text:c="4"/>if (question.principalAttachementId) {</text:p>
      <text:p text:style-name="P27"><text:s text:c="6"/>def attachement = Attachement.get(question.principalAttachementId)</text:p>
      <text:p text:style-name="P27"><text:s text:c="6"/>questionAttachementService.createPrincipalAttachementForQuestion(attachement, question)</text:p>
      <text:p text:style-name="P27"><text:s text:c="4"/>} else if (question.principalAttachementFichier &amp;&amp; !question.principalAttachementFichier.isEmpty()) {</text:p>
      <text:p text:style-name="P27"><text:s text:c="6"/>questionAttachementService.createPrincipalAttachementForQuestionFromMultipartFile(</text:p>
      <text:p text:style-name="P27"><text:tab/><text:tab/><text:tab/><text:tab/><text:tab/><text:tab/><text:tab/><text:tab/>question.principalAttachementFichier, question)</text:p>
      <text:p text:style-name="P27"><text:s text:c="4"/>}</text:p>
      <text:p text:style-name="P27"><text:s text:c="4"/>// mise à jour spécification</text:p>
      <text:p text:style-name="P27"><text:s text:c="4"/><text:span text:style-name="T7">def specService = questionSpecificationServiceForQuestionType(question.type)</text:span></text:p>
      <text:p text:style-name="P35"><text:s text:c="4"/>specService.updateQuestionSpecificationForObject(question, specificationObject)</text:p>
      <text:p text:style-name="P27"><text:s text:c="4"/>question.save(flush: true)</text:p>
      <text:p text:style-name="P27"><text:s text:c="4"/>return question</text:p>
      <text:p text:style-name="P27"><text:s text:c="2"/>}</text:p>
      <text:p text:style-name="P27"/>
      <text:p text:style-name="P27"/>
      <text:p text:style-name="P27"/>
      <text:p text:style-name="P27"/>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6201217869334999054" text:style-name="L17">
        <text:list-item>
          <text:p text:style-name="P60">une vue « édition » utilisée lorsqu'un enseignant modifie un item</text:p>
        </text:list-item>
        <text:list-item>
          <text:p text:style-name="P60">une vue « détail » utilisée lorsqu'un enseignant examine un item partagé qu'il ne peut pas modifié</text:p>
        </text:list-item>
        <text:list-item>
          <text:p text:style-name="P60">une vue « preview » utilisé lorsqu'un enseignant travaille sur un sujet</text:p>
        </text:list-item>
        <text:list-item>
          <text:p text:style-name="P60">une vue « interaction » utilisé lorsqu'un élève interagit avec l'item pour fournir une réponse</text:p>
        </text:list-item>
        <text:list-item>
          <text:p text:style-name="P60">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2">class QuestionDecimalController extends QuestionController {</text:p>
      <text:p text:style-name="P32"/>
      <text:p text:style-name="P32"><text:s text:c="2"/><text:span text:style-name="T11">/**</text:span></text:p>
      <text:p text:style-name="P32"><text:s text:c="3"/>*</text:p>
      <text:p text:style-name="Code"><text:span text:style-name="T10"><text:s text:c="3"/>* @para</text:span>m params les paramètres de la requête</text:p>
      <text:p text:style-name="P30"><text:s text:c="3"/>* @return l'objet représentant la spécification</text:p>
      <text:p text:style-name="P30"><text:s text:c="3"/>*/</text:p>
      <text:p text:style-name="P32"><text:s text:c="2"/>protected def getSpecificationObjectFromParams(Map params) {</text:p>
      <text:p text:style-name="P32"><text:s text:c="4"/>def specifobject = new DecimalSpecification()</text:p>
      <text:p text:style-name="P32"><text:s text:c="4"/>bindData(specifobject, params, "specifobject")</text:p>
      <text:p text:style-name="P32"><text:s text:c="4"/>return specifobject</text:p>
      <text:p text:style-name="P32"><text:s text:c="2"/>}</text:p>
      <text:p text:style-name="P32">}</text:p>
      <text:p text:style-name="P32"/>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7262300256580383463" text:style-name="L18">
        <text:list-item>
          <text:p text:style-name="P61">au niveau des services</text:p>
          <text:p text:style-name="P61">fournir les classes QuestionYYYSpecficationService et ReponseYYYSpecificationService</text:p>
        </text:list-item>
        <text:list-item>
          <text:p text:style-name="P61">au niveau contrôleur</text:p>
          <text:p text:style-name="P61">fournir la classe <text:s/>QuestionYYYController</text:p>
        </text:list-item>
        <text:list-item>
          <text:p text:style-name="P61">au niveau des vues </text:p>
          <text:p text:style-name="P61">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6"> sujet-&lt;titre normalisé&gt;.tdbase</text:span> » dans le cas d'un sujet, et de la forme «<text:span text:style-name="T16">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6852729488782016352" text:style-name="L19">
        <text:list-item>
          <text:p text:style-name="P62">les méta-données de l'export (date, utilisateur ayant réalisé l'export, version du format) ;</text:p>
        </text:list-item>
        <text:list-item>
          <text:p text:style-name="P62">la description de l'artefact exporté (sujet ou question) ;</text:p>
        </text:list-item>
        <text:list-item>
          <text:p text:style-name="P62">l'ensemble des fichiers joints associés à l'artefact exporté.</text:p>
        </text:list-item>
      </text:list>
      <text:p text:style-name="Texte_20_Fylab"/>
      <text:p text:style-name="Texte_20_Fylab">Représentation des fichiers joints :</text:p>
      <text:list xml:id="list5687562070512143199" text:style-name="L20">
        <text:list-item>
          <text:p text:style-name="P63">le contenu des fichiers joints est encodé au format Base64 ;</text:p>
        </text:list-item>
        <text:list-item>
          <text:p text:style-name="P63">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7773491331674631563" text:style-name="L21">
        <text:list-item>
          <text:p text:style-name="P64">type (sujet ou exercice) ;</text:p>
        </text:list-item>
        <text:list-item>
          <text:p text:style-name="P64">titre ;</text:p>
        </text:list-item>
        <text:list-item>
          <text:p text:style-name="P64">méta-donnée (propriétaire, date de création, date de dernière modification, parternité, copyrights, référentiel Eliot qui comprend l'établissement, la matière, et le niveau) ;</text:p>
        </text:list-item>
        <text:list-item>
          <text:p text:style-name="P64">spécification du sujet (présentation, annotation privée, durée, information sur la notation, accès séquentiel, ordre des question, liste des questions du sujet).</text:p>
        </text:list-item>
      </text:list>
      <text:p text:style-name="Texte_20_Fylab"/>
      <text:p text:style-name="Texte_20_Fylab">Représentation d'une question :</text:p>
      <text:list xml:id="list1317830666596131956" text:style-name="L22">
        <text:list-item>
          <text:p text:style-name="P65">type ;</text:p>
        </text:list-item>
        <text:list-item>
          <text:p text:style-name="P65">titre ;</text:p>
        </text:list-item>
        <text:list-item>
          <text:p text:style-name="P65">méta-donnée (identiques à celles du sujet)</text:p>
        </text:list-item>
        <text:list-item>
          <text:p text:style-name="P65">spécification (au format JSON telle quelle est stockée en base de données)</text:p>
        </text:list-item>
        <text:list-item>
          <text:p text:style-name="P65"><text:soft-page-break/>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Séquence des traitements d'un export</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1278801959447542860" text:style-name="L23">
        <text:list-item>
          <text:p text:style-name="P66">gestion de la sécurité (est-ce que l'utilisateur est autorisé à exporter l'artefact ?) ;</text:p>
        </text:list-item>
        <text:list-item>
          <text:p text:style-name="P66">opérations préalables à effectuer sur l'artefact (marquer la paternité) ;</text:p>
        </text:list-item>
        <text:list-item>
          <text:p text:style-name="P66">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2706756121073748165" text:style-name="L24">
        <text:list-item>
          <text:p text:style-name="P67">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67">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Séquence des traitements d'un import</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6320581378677785916" text:style-name="L25">
        <text:list-item>
          <text:p text:style-name="P68">gestion de la sécurité (est-ce que l'utilisateur a l'autorisation d'importer cet artefact ?) ;</text:p>
        </text:list-item>
        <text:list-item>
          <text:p text:style-name="P68">création en base de données des artefacts décrits par la représentation DTO (cette opération est transactionnelle).</text:p>
        </text:list-item>
      </text:list>
      <text:p text:style-name="Texte_20_Fylab"/>
      <text:p text:style-name="Texte_20_Fylab">Responsabilité des XXXMarshallers :</text:p>
      <text:list xml:id="list7617142246686146103" text:style-name="L26">
        <text:list-item>
          <text:p text:style-name="P69">valider le format du fichier à importer (la validation GZIP &amp; JSON est effectué en amont par les briques J2EE / Grails) ;</text:p>
        </text:list-item>
        <text:list-item>
          <text:p text:style-name="P69">transformer la représentation JSON en arbre d'objets POGO (les DTOs) ;</text:p>
        </text:list-item>
        <text:list-item>
          <text:p text:style-name="P69">Remarque : les méthodes statiques <text:span text:style-name="T2">parse</text:span><text:span text:style-name="T17">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3823390028021085307" text:style-name="L27">
        <text:list-item>
          <text:p text:style-name="P70">il s'agit ici de « véritables DTO » dans le sens où ces classes ne sont composées que d'attributs de types primitifs, d'autres DTO, ou de List / Map de DTO ;</text:p>
        </text:list-item>
        <text:list-item>
          <text:p text:style-name="P70">la mise en œuvre de DTO permet de typer explicitement les représentations manipulées plutôt que de manipuler directement des JSONElement ;</text:p>
        </text:list-item>
        <text:list-item>
          <text:p text:style-name="P70">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40">[...].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40">[...].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40">[...].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40">[...].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6">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7">eliot.webservices.rest.client.operations = [</text:p>
      <text:p text:style-name="P27"><text:tab/>[</text:p>
      <text:p text:style-name="P27"><text:tab/><text:tab/>operationName: "getStructureChapitresForCahierId",</text:p>
      <text:p text:style-name="P27"><text:s text:c="8"/><text:tab/>description: "Retourne la liste arborescente de chapitres d'un cahier",</text:p>
      <text:p text:style-name="P27"><text:s text:c="8"/><text:tab/>contentType: ContentType.JSON,</text:p>
      <text:p text:style-name="P27"><text:s text:c="8"/><text:tab/>method: Method.GET,</text:p>
      <text:p text:style-name="P27"><text:s text:c="8"/><text:tab/>requestBodyTemplate: null,</text:p>
      <text:p text:style-name="P27"><text:s text:c="8"/><text:tab/>responseContentStructure: "eliot-textes#chapitres#structure-chapitres",</text:p>
      <text:p text:style-name="P27"><text:s text:c="8"/><text:tab/>//urlServer: "http://localhost:8090",</text:p>
      <text:p text:style-name="P27"><text:s text:c="8"/><text:tab/>uriTemplate: '/cahiers/$cahierId/chapitres'</text:p>
      <text:p text:style-name="P27"><text:tab/>],</text:p>
      <text:p text:style-name="P27"><text:s text:c="7"/>[</text:p>
      <text:p text:style-name="P27"><text:tab/><text:tab/>operationName: "findCahiersByStructureAndEnseignant",</text:p>
      <text:p text:style-name="P27"><text:s text:c="14"/>description: "Retourne la liste des cahiers pour une structure et un enseignant donné",</text:p>
      <text:p text:style-name="P27"><text:s text:c="14"/>contentType: ContentType.JSON,</text:p>
      <text:p text:style-name="P27"><text:s text:c="14"/>method: Method.GET,</text:p>
      <text:p text:style-name="P27"><text:s text:c="14"/>requestBodyTemplate: null,</text:p>
      <text:p text:style-name="P27"><text:s text:c="14"/>responseContentStructure: "PaginatedList&lt;eliot-textes#cahiers-service#standard&gt;",</text:p>
      <text:p text:style-name="P27"><text:s text:c="14"/>uriTemplate: '/cahiers-service'</text:p>
      <text:p text:style-name="P27"><text:tab/>],</text:p>
      <text:p text:style-name="P27"><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7"><text:s text:c="4"/><text:span text:style-name="T13">// Spécifie si les objets sensés être créés sont bien créés</text:span></text:p>
      <text:p text:style-name="P36"><text:s text:c="4"/>// à n'activier que si les données tdbase, notes et textes sont stockées dans</text:p>
      <text:p text:style-name="P36"><text:s text:c="4"/>// la même base</text:p>
      <text:p text:style-name="P27"><text:s text:c="4"/>eliot.interfacage.strongCheck = false</text:p>
      <text:p text:style-name="P27"/>
      <text:p text:style-name="P27"><text:s text:c="4"/><text:span text:style-name="T13">// rest client config for textes</text:span></text:p>
      <text:p text:style-name="P36"><text:s text:c="4"/>//</text:p>
      <text:p text:style-name="P27"><text:s text:c="4"/>eliot.webservices.rest.client.textes.user = "api"</text:p>
      <text:p text:style-name="P27"><text:s text:c="4"/>eliot.webservices.rest.client.textes.password = "api"</text:p>
      <text:p text:style-name="P27"><text:s text:c="4"/>eliot.webservices.rest.client.textes.urlServer = "http://fylab02.dns-oid.com:8380"</text:p>
      <text:p text:style-name="P27"><text:s text:c="4"/>eliot.webservices.rest.client.textes.uriPrefix = "/eliot-textes-2.8.0-SNAPSHOT/echanges/v2"</text:p>
      <text:p text:style-name="P27"><text:s text:c="4"/>eliot.webservices.rest.client.textes.connexionTimeout = 10000 // ms</text:p>
      <text:p text:style-name="P27"/>
      <text:p text:style-name="P27"><text:s text:c="4"/><text:span text:style-name="T13">// rest client config for notes</text:span></text:p>
      <text:p text:style-name="P36"><text:s text:c="4"/>//</text:p>
      <text:p text:style-name="P27"><text:s text:c="4"/>eliot.webservices.rest.client.notes.user = "api"</text:p>
      <text:p text:style-name="P27"><text:s text:c="4"/>eliot.webservices.rest.client.notes.password = "api"</text:p>
      <text:p text:style-name="P27"><text:s text:c="4"/>eliot.webservices.rest.client.notes.urlServer = "http://fylab02.dns-oid.com:8380"</text:p>
      <text:p text:style-name="P27"><text:s text:c="4"/>eliot.webservices.rest.client.notes.uriPrefix = "/eliot-notes-2.8.0-SNAPSHOT/echanges/v2"</text:p>
      <text:p text:style-name="P27"><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2"><text:s/><text:span text:style-name="T13">/**</text:span></text:p>
      <text:p text:style-name="P37"><text:s text:c="3"/>* Invoque une opération identifiée par son nom.</text:p>
      <text:p text:style-name="P37"><text:s text:c="3"/>* L'invocation prend en compte l'authentification basique si elle a été</text:p>
      <text:p text:style-name="P37"><text:s text:c="3"/>* configurée, le timeout de connexion et la gestion d'erreur</text:p>
      <text:p text:style-name="P37"><text:s text:c="3"/>* @param operationName le nom de l'opération à déclencher</text:p>
      <text:p text:style-name="P37"><text:s text:c="3"/>* @param parameters les paramètres encodées dans l'URL</text:p>
      <text:p text:style-name="P37"><text:s text:c="3"/>* @param httpParameters les paramètres http</text:p>
      <text:p text:style-name="P37"><text:s text:c="3"/>* @param requestContentParameters les paramètres encodés dans le corps de la</text:p>
      <text:p text:style-name="P37"><text:s text:c="3"/>* requête</text:p>
      <text:p text:style-name="P37"><text:s text:c="3"/>* @return le résultat de l'opération</text:p>
      <text:p text:style-name="P37"><text:s text:c="3"/>*/</text:p>
      <text:p text:style-name="P32"><text:s text:c="2"/>def invokeOperation(String operationName,</text:p>
      <text:p text:style-name="P32"><text:s text:c="22"/>Map parameters,</text:p>
      <text:p text:style-name="P32"><text:s text:c="22"/>Map httpParameters,</text:p>
      <text:p text:style-name="P32"><text:s text:c="22"/>Map requestContentParameters = null)</text:p>
      <text:p text:style-name="P32"><text:s text:c="2"/>throws RestOperationDoesNotExistsInDirectoryException</text:p>
      <text:p text:style-name="P32"/>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693862319769323968" text:style-name="L28">
        <text:list-item>
          <text:p text:style-name="P71">la suppression des copies jetables ( les copies qui sont crées lors des tests effectués sur les sujets et qui ne sont que partiellement supprimées en fonctionnement courant de l'application).</text:p>
        </text:list-item>
        <text:list-item>
          <text:p text:style-name="P71">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9"><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2">def doWithSpring = {</text:p>
      <text:p text:style-name="P32"/>
      <text:p text:style-name="P32"><text:s text:c="4"/>...</text:p>
      <text:p text:style-name="P32"/>
      <text:p text:style-name="P32"><text:s text:c="4"/>// Configure la gestion du datastore</text:p>
      <text:p text:style-name="P32"><text:s text:c="4"/>//</text:p>
      <text:p text:style-name="P32"><text:s text:c="4"/>dataStore(AttachementDataStore) { bean -&gt;</text:p>
      <text:p text:style-name="P32"><text:s text:c="6"/>path = ConfigurationHolder.config.eliot.fichiers.racine ?: null</text:p>
      <text:p text:style-name="P32"><text:s text:c="6"/>bean.initMethod = 'initFileDataStore'</text:p>
      <text:p text:style-name="P32"><text:s text:c="4"/>}</text:p>
      <text:p text:style-name="P32">}</text:p>
      <text:p text:style-name="P32"/>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2404370408498270999" text:style-name="L29">
        <text:list-item>
          <text:p text:style-name="P72">si l'utilisateur clique sur un lien action, le lien correspondant est ajouté à la pile</text:p>
        </text:list-item>
        <text:list-item>
          <text:p text:style-name="P72">si l'utilisateur clique sur un lien du fil d'Ariane, le pointeur de pile se replace sur le lien en question</text:p>
        </text:list-item>
        <text:list-item>
          <text:p text:style-name="P72">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2">def manageBreadcrumps(Map params, String libelle, Map proprietes)</text:p>
      <text:p text:style-name="P32">BreadcrumpsLien lienRetour()</text:p>
      <text:p text:style-name="P32">def getValeurPropriete(StringNom)</text:p>
      <text:p text:style-name="P32"/>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5137342488507030296" text:style-name="L30">
        <text:list-item>
          <text:p text:style-name="P73">le paramètre « bcInit », si il est présent dans params , force la réinitialisation du fil d'Ariane,</text:p>
        </text:list-item>
        <text:list-item>
          <text:p text:style-name="P73">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3">&lt;div class="portal-menu"&gt;</text:p>
      <text:p text:style-name="P33"><text:s text:c="6"/>&lt;ul id="portal-hz-menu"&gt;</text:p>
      <text:p text:style-name="P33"><text:s text:c="8"/>&lt;li id="menu-item-acceuil"&gt;</text:p>
      <text:p text:style-name="P33"><text:s text:c="18"/>&lt;g:link action="index" controller="activite" <text:span text:style-name="T7">params="[bcInit:true]"</text:span></text:p>
      <text:p text:style-name="P33"><text:s text:c="26"/>title="Accueil"&gt;Accueil TDBase&lt;/g:link&gt;</text:p>
      <text:p text:style-name="P33"><text:s text:c="16"/>&lt;/li&gt;</text:p>
      <text:p text:style-name="P33"><text:s text:c="8"/>&lt;li id="menu-item-seances"&gt;</text:p>
      <text:p text:style-name="P33"><text:s text:c="10"/>&lt;g:link action="listeSeances" controller="activite" <text:span text:style-name="T7">params="[bcInit:true]"</text:span></text:p>
      <text:p text:style-name="P33"><text:s text:c="18"/>title="Liste des séances"&gt;Séances&lt;/g:link&gt;</text:p>
      <text:p text:style-name="P33"><text:s text:c="8"/>&lt;/li&gt;</text:p>
      <text:p text:style-name="P33"><text:s text:c="8"/>&lt;li id="menu-item-resultats"&gt;</text:p>
      <text:p text:style-name="P33"><text:s text:c="10"/>&lt;g:link action="listeResultats" controller="activite" <text:span text:style-name="T7">params="[bcInit:true]"</text:span></text:p>
      <text:p text:style-name="P33"><text:s text:c="18"/>title="Liste des résultats"&gt;Résultats&lt;/g:link&gt;</text:p>
      <text:p text:style-name="P33"><text:s text:c="8"/>&lt;/li&gt;</text:p>
      <text:p text:style-name="P33"><text:s text:c="6"/>&lt;/ul&gt;</text:p>
      <text:p text:style-name="P33"><text:s text:c="4"/>&lt;/div&gt;</text:p>
      <text:p text:style-name="P33"/>
      <text:p text:style-name="P6">L'utilisation du BreadcrumpService dans les contrôleurs</text:p>
      <text:p text:style-name="Texte_20_Fylab">Il suffit d'invoquer la méthode « manageBreadcrumps » quand l'action déclenchée entraîne une mise à jour du fil d'Ariane.</text:p>
      <text:p text:style-name="P33">/**</text:p>
      <text:p text:style-name="P33"><text:s text:c="3"/>*</text:p>
      <text:p text:style-name="P33"><text:s text:c="3"/>* Action "liste des séances"</text:p>
      <text:p text:style-name="P33"><text:s text:c="3"/>*/</text:p>
      <text:p text:style-name="P33"><text:s text:c="2"/>def listeSeances() {</text:p>
      <text:p text:style-name="P33"><text:s text:c="4"/>def maxItems = grailsApplication.config.eliot.listes.max</text:p>
      <text:p text:style-name="P33"><text:s text:c="4"/>params.max = Math.min(params.max ? params.int('max') : maxItems, 100)</text:p>
      <text:p text:style-name="P33"><text:s text:c="4"/><text:span text:style-name="T7">breadcrumpsService.manageBreadcrumps(params, message(code: "seance.liste.titre"))</text:span></text:p>
      <text:p text:style-name="P33"><text:s text:c="4"/>Personne personne = authenticatedPersonne</text:p>
      <text:p text:style-name="P33"><text:s text:c="4"/>def modalitesActivites = modaliteActiviteService.findModalitesActivitesForApprenant(</text:p>
      <text:p text:style-name="P33"><text:tab/><text:tab/><text:tab/><text:tab/><text:tab/><text:tab/>personne, <text:s text:c="85"/><text:tab/><text:tab/><text:tab/><text:tab/><text:tab/><text:tab/>params)</text:p>
      <text:p text:style-name="P33"><text:s text:c="4"/>boolean affichePager = false</text:p>
      <text:p text:style-name="P33"><text:s text:c="4"/>if (modalitesActivites.totalCount &gt; maxItems) {</text:p>
      <text:p text:style-name="P33"><text:s text:c="6"/>affichePager = true</text:p>
      <text:p text:style-name="P33"><text:s text:c="4"/>}</text:p>
      <text:p text:style-name="P33"><text:s text:c="4"/>render(view: '/activite/seance/liste', model: [liens: breadcrumpsService.liens,</text:p>
      <text:p text:style-name="P33"><text:s text:c="12"/>seances: modalitesActivites,</text:p>
      <text:p text:style-name="P33"><text:s text:c="12"/>affichePager: affichePager])</text:p>
      <text:p text:style-name="P33"><text:s text:c="2"/>}</text:p>
      <text:p text:style-name="P33"><text:soft-page-break/></text:p>
      <text:p text:style-name="Texte_20_Fylab"/>
      <text:p text:style-name="Texte_20_Fylab"/>
      <text:p text:style-name="Texte_20_Fylab">L'exemple ci-dessous illustre l'utilisation du paramètre « proprietes » pour stocker le rang d'insertion d'un nouvel item. </text:p>
      <text:p text:style-name="P33">/**</text:p>
      <text:p text:style-name="P33"><text:s text:c="3"/>*</text:p>
      <text:p text:style-name="P33"><text:s text:c="3"/>* Action ajoute element</text:p>
      <text:p text:style-name="P33"><text:s text:c="3"/>*/</text:p>
      <text:p text:style-name="P33"><text:s text:c="2"/>def ajouteElement() {</text:p>
      <text:p text:style-name="P33"><text:s text:c="4"/>def props = null</text:p>
      <text:p text:style-name="P33"><text:s text:c="4"/>if (params.rang) {</text:p>
      <text:p text:style-name="P33"><text:s text:c="6"/>def rang = params.rang as Integer</text:p>
      <text:p text:style-name="P33"><text:s text:c="6"/>props = [:]</text:p>
      <text:p text:style-name="P33"><text:s text:c="6"/>if (PARAM_DIRECTION_AVANT == params.direction) {</text:p>
      <text:p text:style-name="P33"><text:s text:c="8"/>props."${PROP_RANG_INSERTION}" = rang</text:p>
      <text:p text:style-name="P33"><text:s text:c="6"/>} else {</text:p>
      <text:p text:style-name="P33"><text:s text:c="8"/>props."${PROP_RANG_INSERTION}" = rang + 1</text:p>
      <text:p text:style-name="P33"><text:s text:c="6"/>}</text:p>
      <text:p text:style-name="P33"><text:s text:c="4"/>}</text:p>
      <text:p text:style-name="P33"><text:s text:c="4"/><text:span text:style-name="T7">breadcrumpsService.manageBreadcrumps(params, </text:span></text:p>
      <text:p text:style-name="P34"><text:tab/><text:tab/><text:tab/><text:tab/><text:tab/><text:tab/><text:tab/>message(code: "sujet.ajouteelement.titre"), </text:p>
      <text:p text:style-name="P34"><text:tab/><text:tab/><text:tab/><text:tab/><text:tab/><text:tab/><text:tab/>props)</text:p>
      <text:p text:style-name="P33"><text:s text:c="4"/>Sujet sujet = Sujet.get(params.id)</text:p>
      <text:p text:style-name="P33"/>
      <text:p text:style-name="P33"><text:s text:c="4"/>[sujet: sujet,</text:p>
      <text:p text:style-name="P33"><text:s text:c="12"/>liens: breadcrumpsService.liens,</text:p>
      <text:p text:style-name="P33"><text:s text:c="12"/>typesQuestionSupportes: questionService.typesQuestionsInteractionSupportes,</text:p>
      <text:p text:style-name="P33"><text:s text:c="12"/>typesQuestionSupportesPourCreation: questionService.typesQuestionsInteractionSupportesPourCreation]</text:p>
      <text:p text:style-name="P33"><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32"><text:s text:c="2"/><text:span text:style-name="T13">/**</text:span></text:p>
      <text:p text:style-name="P37"><text:s text:c="3"/>* Action updateChapitres</text:p>
      <text:p text:style-name="P37"><text:s text:c="3"/>*/</text:p>
      <text:p text:style-name="P32"><text:s text:c="2"/>def updateChapitres() {</text:p>
      <text:p text:style-name="P32"><text:s text:c="4"/>Personne personne = authenticatedPersonne</text:p>
      <text:p text:style-name="P32"><text:s text:c="4"/>List&lt;ChapitreInfo&gt; chapitres = []</text:p>
      <text:p text:style-name="P32"><text:s text:c="4"/>if (params.cahierId != 'null') {</text:p>
      <text:p text:style-name="P32"><text:s text:c="6"/>def cahierId = params.cahierId as Long</text:p>
      <text:p text:style-name="P32"><text:s text:c="6"/>chapitres = cahierTextesService.getChapitreInfosForCahierId(cahierId,</text:p>
      <text:p text:style-name="P32"><text:s text:c="66"/>personne,</text:p>
      <text:p text:style-name="P32"><text:s text:c="66"/><text:span text:style-name="T4">codePorteur</text:span>)</text:p>
      <text:p text:style-name="P32"><text:s text:c="4"/>}</text:p>
      <text:p text:style-name="P32"><text:s text:c="4"/>render(view: "/seance/_selectChapitres", model: [chapitres: chapitres])</text:p>
      <text:p text:style-name="P32"><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76" text:outline-level="2"/>
      <text:h text:style-name="P77"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1">import org.lilie.services.eliot.tice.scolarite.FonctionEnum</text:p>
      <text:p text:style-name="P31">import org.lilie.services.eliot.tice.utils.UrlServeurResolutionEnum</text:p>
      <text:p text:style-name="P31">import org.lilie.services.eliot.tdbase.QuestionTypeEnum</text:p>
      <text:p text:style-name="P29"/>
      <text:p text:style-name="P29">// L'URL d'accès à l'application</text:p>
      <text:p text:style-name="P29">//</text:p>
      <text:p text:style-name="P27">grails.serverURL = "http://localhost:8080/eliot-tdbase"</text:p>
      <text:p text:style-name="P29"/>
      <text:p text:style-name="P29">// Le nom de l'application</text:p>
      <text:p text:style-name="P29">//</text:p>
      <text:p text:style-name="P27">eliot.tdbase.nomApplication = "eliot-tdbase"</text:p>
      <text:p text:style-name="P29"/>
      <text:p text:style-name="P29">// Le mode de configuration de l'url du serveur pour résoudre les urls dépendantes du porteur ENT</text:p>
      <text:p text:style-name="P29">// valeur : « CONFIGURATION » ou « ANNUAIRE_PORTEUR »</text:p>
      <text:p text:style-name="P27">eliot.urlResolution.mode = UrlServeurResolutionEnum.CONFIGURATION.name()</text:p>
      <text:p text:style-name="P27"/>
      <text:p text:style-name="P29">// <text:s/>L'url du serveur pour résoudre les urls dépendantes du porteur ENT en mode CONFIGURATION</text:p>
      <text:p text:style-name="P29">//</text:p>
      <text:p text:style-name="P27">eliot.tdbase.urlServeur = "http//localhost:8080"</text:p>
      <text:p text:style-name="P27"/>
      <text:p text:style-name="P29">// cas is not activated by default</text:p>
      <text:p text:style-name="P29">//</text:p>
      <text:p text:style-name="P27">grails.plugins.springsecurity.cas.active = false</text:p>
      <text:p text:style-name="P27">grails.plugins.springsecurity.cas.loginUri = '/login'</text:p>
      <text:p text:style-name="P27">grails.plugins.springsecurity.cas.serviceUrl = <text:span text:style-name="T9">"http://localhost:8080/eliot-tdbase/j_spring_cas_security_check"</text:span></text:p>
      <text:p text:style-name="P27">grails.plugins.springsecurity.cas.serverUrlPrefix = 'http://localhost:8181/cas-server-webapp-3.4.11'</text:p>
      <text:p text:style-name="P27">grails.plugins.springsecurity.cas.proxyCallbackUrl = "http://localhost:8080/eliot-tdbase/secure/receptor"</text:p>
      <text:p text:style-name="P27">grails.plugins.springsecurity.cas.proxyReceptorUrl = '/secure/receptor'</text:p>
      <text:p text:style-name="P27"/>
      <text:p text:style-name="P29">// determine si eliot-tdbase doit s'executer en mode intégration Lilie</text:p>
      <text:p text:style-name="P29">//</text:p>
      <text:p text:style-name="P27">eliot.portail.lilie = false</text:p>
      <text:p text:style-name="P27"/>
      <text:p text:style-name="P29">// application de la migration définie dans eliot-tice-dbmigration)</text:p>
      <text:p text:style-name="P29">//</text:p>
      <text:p text:style-name="P27">eliot.bootstrap.migration = true</text:p>
      <text:p text:style-name="P27"/>
      <text:p text:style-name="P29">// creation d'un jeu de test</text:p>
      <text:p text:style-name="P29">//</text:p>
      <text:p text:style-name="P27">eliot.bootstrap.jeudetest = true</text:p>
      <text:p text:style-name="P27"/>
      <text:p text:style-name="P29">// configuration de la racine de l'espace de fichier</text:p>
      <text:p text:style-name="P29">//</text:p>
      <text:p text:style-name="P27">eliot.fichiers.racine = '/tmp/eliot-root'</text:p>
      <text:p text:style-name="P27">eliot.fichiers.maxsize.mega = 10</text:p>
      <text:p text:style-name="P19"><text:span text:style-name="T16"><text:tab/> <text:s/>eliot.fichiers.importexport.maxsize.mega = 25 </text:span><text:span text:style-name="T12">// taille max spécifique aux fichiers d'import </text:span></text:p>
      <text:p text:style-name="P27"/>
      <text:p text:style-name="P29">// l'url des manuels utilisateurs par profil (fonction utilisateur)</text:p>
      <text:p text:style-name="P29">//</text:p>
      <text:p text:style-name="P27">eliot.manuels.documents.urlMap = [</text:p>
      <text:p text:style-name="P27">"${FonctionEnum.ENS.name()}": "/aide/webhelp/Manuel_Utilisateur_TDBase_Enseignant.pdf",</text:p>
      <text:p text:style-name="P27">"${FonctionEnum.DOC.name()}": "/aide/webhelp/Manuel_Utilisateur_TDBase_Enseignant.pdf",</text:p>
      <text:p text:style-name="P27">"${FonctionEnum.CTR.name()}": "/aide/webhelp/Manuel_Utilisateur_TDBase_Enseignant.pdf",</text:p>
      <text:p text:style-name="P27">"${FonctionEnum.DIR.name()}": "/aide/webhelp/Manuel_Utilisateur_TDBase_Enseignant.pdf",</text:p>
      <text:p text:style-name="P27">"${FonctionEnum.ELEVE.name()}": "/aide/webhelp/Manuel_Utilisateur_TDBase_Eleve.pdf",</text:p>
      <text:p text:style-name="P27">"${FonctionEnum.PERS_REL_ELEVE.name()}": "/aide/webhelp/Manuel_Utilisateur_TDBase_Parent.pdf"</text:p>
      <text:p text:style-name="P27">]</text:p>
      <text:p text:style-name="P27"/>
      <text:p text:style-name="P29">// l'url des fichiers d'aide en ligne par identifiant (item de question,...)</text:p>
      <text:p text:style-name="P29">//</text:p>
      <text:p text:style-name="P27">eliot.help.documents.urlMap = [</text:p>
      <text:p text:style-name="P27"><text:s text:c="8"/>"eliot.tdbase.item.${QuestionTypeEnum.Associate.name()}": "http://ticetime.github.com/eliot-tdbase/aide/webhelp/Manuel_Utilisateur_TDBase_Enseignant/content/index.html",</text:p>
      <text:p text:style-name="P27"><text:s text:c="8"/>"eliot.tdbase.item.${QuestionTypeEnum.BooleanMatch.name()}": "http://ticetime.github.com/eliot-tdbase/aide/webhelp/Manuel_Utilisateur_TDBase_Enseignant/content/index.html",</text:p>
      <text:p text:style-name="P27"><text:s text:c="8"/>"eliot.tdbase.item.${QuestionTypeEnum.Composite.name()}": "http://ticetime.github.com/eliot-tdbase/aide/webhelp/Manuel_Utilisateur_TDBase_Enseignant/content/index.html",</text:p>
      <text:p text:style-name="P27"><text:s text:c="8"/>"eliot.tdbase.item.${QuestionTypeEnum.Decimal.name()}": "http://ticetime.github.com/eliot-tdbase/aide/webhelp/Manuel_Utilisateur_TDBase_Enseignant/content/index.html",</text:p>
      <text:p text:style-name="P27"><text:s text:c="8"/>"eliot.tdbase.item.${QuestionTypeEnum.Document.name()}": "http://ticetime.github.com/eliot-tdbase/aide/webhelp/Manuel_Utilisateur_TDBase_Enseignant/content/index.html",</text:p>
      <text:p text:style-name="P27"><text:s text:c="8"/>"eliot.tdbase.item.${QuestionTypeEnum.ExclusiveChoice.name()}": "http://ticetime.github.com/eliot-tdbase/aide/webhelp/Manuel_Utilisateur_TDBase_Enseignant/content/index.html",</text:p>
      <text:p text:style-name="P27"><text:soft-page-break/><text:s text:c="8"/>"eliot.tdbase.item.${QuestionTypeEnum.FileUpload.name()}": "http://ticetime.github.com/eliot-tdbase/aide/webhelp/Manuel_Utilisateur_TDBase_Enseignant/content/index.html",</text:p>
      <text:p text:style-name="P27"><text:s text:c="8"/>"eliot.tdbase.item.${QuestionTypeEnum.FillGap.name()}": "http://ticetime.github.com/eliot-tdbase/aide/webhelp/Manuel_Utilisateur_TDBase_Enseignant/content/index.html",</text:p>
      <text:p text:style-name="P27"><text:s text:c="8"/>"eliot.tdbase.item.${QuestionTypeEnum.FillGraphics.name()}": "http://ticetime.github.com/eliot-tdbase/aide/webhelp/Manuel_Utilisateur_TDBase_Enseignant/content/index.html",</text:p>
      <text:p text:style-name="P27"><text:s text:c="8"/>"eliot.tdbase.item.${QuestionTypeEnum.GraphicMatch.name()}": "http://ticetime.github.com/eliot-tdbase/aide/webhelp/Manuel_Utilisateur_TDBase_Enseignant/content/index.html",</text:p>
      <text:p text:style-name="P27"><text:s text:c="8"/>"eliot.tdbase.item.${QuestionTypeEnum.Integer.name()}": "http://ticetime.github.com/eliot-tdbase/aide/webhelp/Manuel_Utilisateur_TDBase_Enseignant/content/index.html",</text:p>
      <text:p text:style-name="P27"><text:s text:c="8"/>"eliot.tdbase.item.${QuestionTypeEnum.MultipleChoice.name()}": "http://ticetime.github.com/eliot-tdbase/aide/webhelp/Manuel_Utilisateur_TDBase_Enseignant/content/index.html",</text:p>
      <text:p text:style-name="P27"><text:s text:c="8"/>"eliot.tdbase.item.${QuestionTypeEnum.Open.name()}": "http://ticetime.github.com/eliot-tdbase/aide/webhelp/Manuel_Utilisateur_TDBase_Enseignant/content/index.html",</text:p>
      <text:p text:style-name="P27"><text:s text:c="8"/>"eliot.tdbase.item.${QuestionTypeEnum.Order.name()}": "http://ticetime.github.com/eliot-tdbase/aide/webhelp/Manuel_Utilisateur_TDBase_Enseignant/content/index.html",</text:p>
      <text:p text:style-name="P27"><text:s text:c="8"/>"eliot.tdbase.item.${QuestionTypeEnum.Slider.name()}": "http://ticetime.github.com/eliot-tdbase/aide/webhelp/Manuel_Utilisateur_TDBase_Enseignant/content/index.html",</text:p>
      <text:p text:style-name="P27"><text:s text:c="8"/>"eliot.tdbase.item.${QuestionTypeEnum.Statement.name()}": "http://ticetime.github.com/eliot-tdbase/aide/webhelp/Manuel_Utilisateur_TDBase_Enseignant/content/index.html",</text:p>
      <text:p text:style-name="P27"><text:s text:c="8"/>"eliot.tdbase.introduction": "http://ticetime.github.com/eliot-tdbase/aide/webhelp/Manuel_Utilisateur_TDBase_Enseignant/content/index.html"]</text:p>
      <text:p text:style-name="P27"/>
      <text:p text:style-name="P29">// les dimensions du div « container » de l'application à prendre en compte si nécessaire</text:p>
      <text:p text:style-name="P27">eliot.pages.container.forceDimensions = true</text:p>
      <text:p text:style-name="P29">// hauteur en pixel : ne s'applique que si forceDimensions est à true</text:p>
      <text:p text:style-name="P27">eliot.pages.container.height = 600</text:p>
      <text:p text:style-name="P29">// largeur en pixel : ne s'applique que si forceDimensions est à true</text:p>
      <text:p text:style-name="P27">eliot.pages.container.width = 931</text:p>
      <text:p text:style-name="P27"/>
      <text:p text:style-name="P29">// configuration des liens du menu portail et des annonces portail</text:p>
      <text:p text:style-name="P29">//</text:p>
      <text:p text:style-name="P27">eliot.portail.menu.affichage = true</text:p>
      <text:p text:style-name="P27">eliot.portail.menu.liens = [</text:p>
      <text:p text:style-name="P27"><text:s text:c="8"/>[</text:p>
      <text:p text:style-name="P27"><text:s text:c="16"/>url: "http://wwww.ticetime.com",</text:p>
      <text:p text:style-name="P27"><text:s text:c="16"/>libelle: "ticetime"</text:p>
      <text:p text:style-name="P27"><text:s text:c="8"/>],</text:p>
      <text:p text:style-name="P27"><text:s text:c="8"/>[</text:p>
      <text:p text:style-name="P27"><text:s text:c="16"/>url: "https://github.com/ticetime/eliot-tdbase/wiki",</text:p>
      <text:p text:style-name="P27"><text:s text:c="16"/>libelle: "eliot-tdbase sur Github"</text:p>
      <text:p text:style-name="P27"><text:s text:c="8"/>]</text:p>
      <text:p text:style-name="P27">]</text:p>
      <text:p text:style-name="P27">eliot.portail.news = [</text:p>
      <text:p text:style-name="P27"><text:s text:c="12"/>"Environnement DEMO",</text:p>
      <text:p text:style-name="P27"><text:s text:c="12"/>"Le projet est disponible sur &lt;a href=\"https://github.com/ticetime/eliot-tdbase/wiki\" target=\"_blank\"&gt;Github&lt;/a&gt; !",</text:p>
      <text:p text:style-name="P27"><text:s text:c="12"/>"Login / mot de passe enseignant : ens1 / ens1",</text:p>
      <text:p text:style-name="P27"><text:s text:c="12"/>"Login / mot de passe eleve 1 : elv1 / elv1",</text:p>
      <text:p text:style-name="P27"><text:s text:c="12"/>"Login / mot de passe eleve 2 : elv2 / elv2",</text:p>
      <text:p text:style-name="P27"><text:s text:c="12"/>"Login / mot de passe parent 1 : resp1 / resp1"</text:p>
      <text:p text:style-name="P27">]</text:p>
      <text:p text:style-name="P27"/>
      <text:p text:style-name="P29">// data source</text:p>
      <text:p text:style-name="P27">dataSource {</text:p>
      <text:p text:style-name="P27"><text:s text:c="2"/>pooled = false</text:p>
      <text:p text:style-name="P27"><text:s text:c="2"/>driverClassName = "org.postgresql.Driver"</text:p>
      <text:p text:style-name="P27"><text:s text:c="2"/>url = "jdbc:postgresql://localhost:5432/eliot-tdbase"</text:p>
      <text:p text:style-name="P27"><text:s text:c="2"/>username = "eliot"</text:p>
      <text:p text:style-name="P27"><text:s text:c="2"/>password = "eliot"</text:p>
      <text:p text:style-name="P27"><text:s text:c="2"/>logSql = false</text:p>
      <text:p text:style-name="P27">}</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3-09-26T09:08:13.99">2013</text:date></text:span><text:span text:style-name="MT1"> – Toute reproduction, même partielle, est interdite<text:tab/></text:span><text:span text:style-name="MT1"><text:page-number text:select-page="current">39</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11-02T13:19:54</meta:creation-date>
    <dc:language>fr-FR</dc:language>
    <meta:editing-cycles>443</meta:editing-cycles>
    <meta:editing-duration>P8DT9H32M40S</meta:editing-duration>
    <dc:subject>Éliot-tdbase</dc:subject>
    <dc:title>Dossier Architecture Technique</dc:title>
    <meta:initial-creator>Franck Silvestre</meta:initial-creator>
    <dc:date>2013-09-26T09:08:14</dc:date>
    <meta:document-statistic meta:table-count="5" meta:image-count="13" meta:object-count="0" meta:page-count="39" meta:paragraph-count="1074" meta:word-count="8948" meta:character-count="71704"/>
    <dc:creator>Franck Silvestre</dc:creator>
    <meta:user-defined meta:name="Info 1"/>
    <meta:user-defined meta:name="Info 2"/>
    <meta:user-defined meta:name="Info 3"/>
    <meta:user-defined meta:name="Info 4"/>
  </office:meta>
</office:document-meta>
</file>